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.0e-07" table:style-name="ta1">
        <table:shapes>
          <draw:frame draw:z-index="0" draw:style-name="gr1" draw:text-style-name="P1" svg:width="13.9748in" svg:height="11.4197in" svg:x="7.0035in" svg:y="0.2303in">
            <draw:object draw:notify-on-update-of-ranges="'1.0e-07'.B1:'1.0e-07'.B1 '1.0e-07'.B2:'1.0e-07'.B102 '1.0e-07'.C1:'1.0e-07'.C1 '1.0e-07'.C2:'1.0e-07'.C102 '1.0e-07'.B1:'1.0e-07'.B1 '1.0e-07'.B2:'1.0e-07'.B102 '1.0e-07'.D1:'1.0e-07'.D1 '1.0e-07'.D2:'1.0e-07'.D102 '1.0e-07'.B1:'1.0e-07'.B1 '1.0e-07'.B2:'1.0e-07'.B102 '1.0e-07'.E1:'1.0e-07'.E1 '1.0e-07'.E2:'1.0e-07'.E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table:style-name="ce2" office:value-type="float" office:value="0.0000001" calcext:value-type="float">
            <text:p>1.00E-07</text:p>
          </table:table-cell>
          <table:table-cell table:style-name="ce2" office:value-type="float" office:value="0.0000002" calcext:value-type="float">
            <text:p>2.00E-07</text:p>
          </table:table-cell>
          <table:table-cell table:style-name="ce2" office:value-type="float" office:value="0.0000003" calcext:value-type="float">
            <text:p>3.00E-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732958800.73793" calcext:value-type="float">
            <text:p>1732958800.73793</text:p>
          </table:table-cell>
          <table:table-cell office:value-type="float" office:value="100" calcext:value-type="float">
            <text:p>100</text:p>
          </table:table-cell>
          <table:table-cell office:value-type="float" office:value="0.0583033487200737" calcext:value-type="float">
            <text:p>0.0583033487200737</text:p>
          </table:table-cell>
          <table:table-cell office:value-type="float" office:value="0.0582609213888645" calcext:value-type="float">
            <text:p>0.0582609213888645</text:p>
          </table:table-cell>
          <table:table-cell office:value-type="float" office:value="0.0582227446138859" calcext:value-type="float">
            <text:p>0.0582227446138859</text:p>
          </table:table-cell>
        </table:table-row>
        <table:table-row table:style-name="ro1">
          <table:table-cell office:value-type="float" office:value="1732958840.7951" calcext:value-type="float">
            <text:p>1732958840.7951</text:p>
          </table:table-cell>
          <table:table-cell office:value-type="float" office:value="200" calcext:value-type="float">
            <text:p>200</text:p>
          </table:table-cell>
          <table:table-cell office:value-type="float" office:value="0.0582491420209408" calcext:value-type="float">
            <text:p>0.0582491420209408</text:p>
          </table:table-cell>
          <table:table-cell office:value-type="float" office:value="0.058168139308691" calcext:value-type="float">
            <text:p>0.058168139308691</text:p>
          </table:table-cell>
          <table:table-cell office:value-type="float" office:value="0.0581018887460232" calcext:value-type="float">
            <text:p>0.0581018887460232</text:p>
          </table:table-cell>
        </table:table-row>
        <table:table-row table:style-name="ro1">
          <table:table-cell office:value-type="float" office:value="1732958880.6314" calcext:value-type="float">
            <text:p>1732958880.6314</text:p>
          </table:table-cell>
          <table:table-cell office:value-type="float" office:value="300" calcext:value-type="float">
            <text:p>300</text:p>
          </table:table-cell>
          <table:table-cell office:value-type="float" office:value="0.0582035556435585" calcext:value-type="float">
            <text:p>0.0582035556435585</text:p>
          </table:table-cell>
          <table:table-cell office:value-type="float" office:value="0.0580949634313583" calcext:value-type="float">
            <text:p>0.0580949634313583</text:p>
          </table:table-cell>
          <table:table-cell office:value-type="float" office:value="0.0580082535743713" calcext:value-type="float">
            <text:p>0.0580082535743713</text:p>
          </table:table-cell>
        </table:table-row>
        <table:table-row table:style-name="ro1">
          <table:table-cell office:value-type="float" office:value="1732958920.47197" calcext:value-type="float">
            <text:p>1732958920.47197</text:p>
          </table:table-cell>
          <table:table-cell office:value-type="float" office:value="400" calcext:value-type="float">
            <text:p>400</text:p>
          </table:table-cell>
          <table:table-cell office:value-type="float" office:value="0.0581605844199657" calcext:value-type="float">
            <text:p>0.0581605844199657</text:p>
          </table:table-cell>
          <table:table-cell office:value-type="float" office:value="0.0580303184688091" calcext:value-type="float">
            <text:p>0.0580303184688091</text:p>
          </table:table-cell>
          <table:table-cell office:value-type="float" office:value="0.0579307898879051" calcext:value-type="float">
            <text:p>0.0579307898879051</text:p>
          </table:table-cell>
        </table:table-row>
        <table:table-row table:style-name="ro1">
          <table:table-cell office:value-type="float" office:value="1732958960.38163" calcext:value-type="float">
            <text:p>1732958960.38163</text:p>
          </table:table-cell>
          <table:table-cell office:value-type="float" office:value="500" calcext:value-type="float">
            <text:p>500</text:p>
          </table:table-cell>
          <table:table-cell office:value-type="float" office:value="0.058121919631958" calcext:value-type="float">
            <text:p>0.058121919631958</text:p>
          </table:table-cell>
          <table:table-cell office:value-type="float" office:value="0.057969618588686" calcext:value-type="float">
            <text:p>0.057969618588686</text:p>
          </table:table-cell>
          <table:table-cell office:value-type="float" office:value="0.0578554831445217" calcext:value-type="float">
            <text:p>0.0578554831445217</text:p>
          </table:table-cell>
        </table:table-row>
        <table:table-row table:style-name="ro1">
          <table:table-cell office:value-type="float" office:value="1732959000.20089" calcext:value-type="float">
            <text:p>1732959000.20089</text:p>
          </table:table-cell>
          <table:table-cell office:value-type="float" office:value="600" calcext:value-type="float">
            <text:p>600</text:p>
          </table:table-cell>
          <table:table-cell office:value-type="float" office:value="0.058094646781683" calcext:value-type="float">
            <text:p>0.058094646781683</text:p>
          </table:table-cell>
          <table:table-cell office:value-type="float" office:value="0.0579370222985745" calcext:value-type="float">
            <text:p>0.0579370222985745</text:p>
          </table:table-cell>
          <table:table-cell office:value-type="float" office:value="0.0578264817595482" calcext:value-type="float">
            <text:p>0.0578264817595482</text:p>
          </table:table-cell>
        </table:table-row>
        <table:table-row table:style-name="ro1">
          <table:table-cell office:value-type="float" office:value="1732959040.02872" calcext:value-type="float">
            <text:p>1732959040.02872</text:p>
          </table:table-cell>
          <table:table-cell office:value-type="float" office:value="700" calcext:value-type="float">
            <text:p>700</text:p>
          </table:table-cell>
          <table:table-cell office:value-type="float" office:value="0.058066438883543" calcext:value-type="float">
            <text:p>0.058066438883543</text:p>
          </table:table-cell>
          <table:table-cell office:value-type="float" office:value="0.0579030029475689" calcext:value-type="float">
            <text:p>0.0579030029475689</text:p>
          </table:table-cell>
          <table:table-cell office:value-type="float" office:value="0.0577922910451889" calcext:value-type="float">
            <text:p>0.0577922910451889</text:p>
          </table:table-cell>
        </table:table-row>
        <table:table-row table:style-name="ro1">
          <table:table-cell office:value-type="float" office:value="1732959079.90786" calcext:value-type="float">
            <text:p>1732959079.90786</text:p>
          </table:table-cell>
          <table:table-cell office:value-type="float" office:value="800" calcext:value-type="float">
            <text:p>800</text:p>
          </table:table-cell>
          <table:table-cell office:value-type="float" office:value="0.058039627969265" calcext:value-type="float">
            <text:p>0.058039627969265</text:p>
          </table:table-cell>
          <table:table-cell office:value-type="float" office:value="0.0578674636781216" calcext:value-type="float">
            <text:p>0.0578674636781216</text:p>
          </table:table-cell>
          <table:table-cell office:value-type="float" office:value="0.0577528439462185" calcext:value-type="float">
            <text:p>0.0577528439462185</text:p>
          </table:table-cell>
        </table:table-row>
        <table:table-row table:style-name="ro1">
          <table:table-cell office:value-type="float" office:value="1732959119.72808" calcext:value-type="float">
            <text:p>1732959119.72808</text:p>
          </table:table-cell>
          <table:table-cell office:value-type="float" office:value="900" calcext:value-type="float">
            <text:p>900</text:p>
          </table:table-cell>
          <table:table-cell office:value-type="float" office:value="0.0580082647502422" calcext:value-type="float">
            <text:p>0.0580082647502422</text:p>
          </table:table-cell>
          <table:table-cell office:value-type="float" office:value="0.0578325912356377" calcext:value-type="float">
            <text:p>0.0578325912356377</text:p>
          </table:table-cell>
          <table:table-cell office:value-type="float" office:value="0.0577209070324898" calcext:value-type="float">
            <text:p>0.0577209070324898</text:p>
          </table:table-cell>
        </table:table-row>
        <table:table-row table:style-name="ro1">
          <table:table-cell office:value-type="float" office:value="1732959159.55143" calcext:value-type="float">
            <text:p>1732959159.55143</text:p>
          </table:table-cell>
          <table:table-cell office:value-type="float" office:value="1000" calcext:value-type="float">
            <text:p>1000</text:p>
          </table:table-cell>
          <table:table-cell office:value-type="float" office:value="0.0579792559146881" calcext:value-type="float">
            <text:p>0.0579792559146881</text:p>
          </table:table-cell>
          <table:table-cell office:value-type="float" office:value="0.057789571583271" calcext:value-type="float">
            <text:p>0.057789571583271</text:p>
          </table:table-cell>
          <table:table-cell office:value-type="float" office:value="0.0576660893857479" calcext:value-type="float">
            <text:p>0.0576660893857479</text:p>
          </table:table-cell>
        </table:table-row>
        <table:table-row table:style-name="ro1">
          <table:table-cell office:value-type="float" office:value="1732959199.39906" calcext:value-type="float">
            <text:p>1732959199.39906</text:p>
          </table:table-cell>
          <table:table-cell office:value-type="float" office:value="1100" calcext:value-type="float">
            <text:p>1100</text:p>
          </table:table-cell>
          <table:table-cell office:value-type="float" office:value="0.0579527169466019" calcext:value-type="float">
            <text:p>0.0579527169466019</text:p>
          </table:table-cell>
          <table:table-cell office:value-type="float" office:value="0.0577493198215961" calcext:value-type="float">
            <text:p>0.0577493198215961</text:p>
          </table:table-cell>
          <table:table-cell office:value-type="float" office:value="0.0576149821281433" calcext:value-type="float">
            <text:p>0.0576149821281433</text:p>
          </table:table-cell>
        </table:table-row>
        <table:table-row table:style-name="ro1">
          <table:table-cell office:value-type="float" office:value="1732959239.23852" calcext:value-type="float">
            <text:p>1732959239.23852</text:p>
          </table:table-cell>
          <table:table-cell office:value-type="float" office:value="1200" calcext:value-type="float">
            <text:p>1200</text:p>
          </table:table-cell>
          <table:table-cell office:value-type="float" office:value="0.0579409375786781" calcext:value-type="float">
            <text:p>0.0579409375786781</text:p>
          </table:table-cell>
          <table:table-cell office:value-type="float" office:value="0.0577492415904999" calcext:value-type="float">
            <text:p>0.0577492415904999</text:p>
          </table:table-cell>
          <table:table-cell office:value-type="float" office:value="0.057632602751255" calcext:value-type="float">
            <text:p>0.057632602751255</text:p>
          </table:table-cell>
        </table:table-row>
        <table:table-row table:style-name="ro1">
          <table:table-cell office:value-type="float" office:value="1732959279.07097" calcext:value-type="float">
            <text:p>1732959279.07097</text:p>
          </table:table-cell>
          <table:table-cell office:value-type="float" office:value="1300" calcext:value-type="float">
            <text:p>1300</text:p>
          </table:table-cell>
          <table:table-cell office:value-type="float" office:value="0.0579240471124649" calcext:value-type="float">
            <text:p>0.0579240471124649</text:p>
          </table:table-cell>
          <table:table-cell office:value-type="float" office:value="0.0577330403029919" calcext:value-type="float">
            <text:p>0.0577330403029919</text:p>
          </table:table-cell>
          <table:table-cell office:value-type="float" office:value="0.0576224848628044" calcext:value-type="float">
            <text:p>0.0576224848628044</text:p>
          </table:table-cell>
        </table:table-row>
        <table:table-row table:style-name="ro1">
          <table:table-cell office:value-type="float" office:value="1732959318.93567" calcext:value-type="float">
            <text:p>1732959318.93567</text:p>
          </table:table-cell>
          <table:table-cell office:value-type="float" office:value="1400" calcext:value-type="float">
            <text:p>1400</text:p>
          </table:table-cell>
          <table:table-cell office:value-type="float" office:value="0.0579040497541428" calcext:value-type="float">
            <text:p>0.0579040497541428</text:p>
          </table:table-cell>
          <table:table-cell office:value-type="float" office:value="0.0577118583023548" calcext:value-type="float">
            <text:p>0.0577118583023548</text:p>
          </table:table-cell>
          <table:table-cell office:value-type="float" office:value="0.0576044209301472" calcext:value-type="float">
            <text:p>0.0576044209301472</text:p>
          </table:table-cell>
        </table:table-row>
        <table:table-row table:style-name="ro1">
          <table:table-cell office:value-type="float" office:value="1732959358.78396" calcext:value-type="float">
            <text:p>1732959358.78396</text:p>
          </table:table-cell>
          <table:table-cell office:value-type="float" office:value="1500" calcext:value-type="float">
            <text:p>1500</text:p>
          </table:table-cell>
          <table:table-cell office:value-type="float" office:value="0.0578742921352387" calcext:value-type="float">
            <text:p>0.0578742921352387</text:p>
          </table:table-cell>
          <table:table-cell office:value-type="float" office:value="0.0576651990413666" calcext:value-type="float">
            <text:p>0.0576651990413666</text:p>
          </table:table-cell>
          <table:table-cell office:value-type="float" office:value="0.057537529617548" calcext:value-type="float">
            <text:p>0.057537529617548</text:p>
          </table:table-cell>
        </table:table-row>
        <table:table-row table:style-name="ro1">
          <table:table-cell office:value-type="float" office:value="1732959398.61699" calcext:value-type="float">
            <text:p>1732959398.61699</text:p>
          </table:table-cell>
          <table:table-cell office:value-type="float" office:value="1600" calcext:value-type="float">
            <text:p>1600</text:p>
          </table:table-cell>
          <table:table-cell office:value-type="float" office:value="0.0578475259244442" calcext:value-type="float">
            <text:p>0.0578475259244442</text:p>
          </table:table-cell>
          <table:table-cell office:value-type="float" office:value="0.0576291233301163" calcext:value-type="float">
            <text:p>0.0576291233301163</text:p>
          </table:table-cell>
          <table:table-cell office:value-type="float" office:value="0.0574964322149754" calcext:value-type="float">
            <text:p>0.0574964322149754</text:p>
          </table:table-cell>
        </table:table-row>
        <table:table-row table:style-name="ro1">
          <table:table-cell office:value-type="float" office:value="1732959438.50141" calcext:value-type="float">
            <text:p>1732959438.50141</text:p>
          </table:table-cell>
          <table:table-cell office:value-type="float" office:value="1700" calcext:value-type="float">
            <text:p>1700</text:p>
          </table:table-cell>
          <table:table-cell office:value-type="float" office:value="0.0578322857618332" calcext:value-type="float">
            <text:p>0.0578322857618332</text:p>
          </table:table-cell>
          <table:table-cell office:value-type="float" office:value="0.0576206929981709" calcext:value-type="float">
            <text:p>0.0576206929981709</text:p>
          </table:table-cell>
          <table:table-cell office:value-type="float" office:value="0.0574958249926567" calcext:value-type="float">
            <text:p>0.0574958249926567</text:p>
          </table:table-cell>
        </table:table-row>
        <table:table-row table:style-name="ro1">
          <table:table-cell office:value-type="float" office:value="1732959478.34137" calcext:value-type="float">
            <text:p>1732959478.34137</text:p>
          </table:table-cell>
          <table:table-cell office:value-type="float" office:value="1800" calcext:value-type="float">
            <text:p>1800</text:p>
          </table:table-cell>
          <table:table-cell office:value-type="float" office:value="0.0578110665082932" calcext:value-type="float">
            <text:p>0.0578110665082932</text:p>
          </table:table-cell>
          <table:table-cell office:value-type="float" office:value="0.0575979240238667" calcext:value-type="float">
            <text:p>0.0575979240238667</text:p>
          </table:table-cell>
          <table:table-cell office:value-type="float" office:value="0.0574810393154621" calcext:value-type="float">
            <text:p>0.0574810393154621</text:p>
          </table:table-cell>
        </table:table-row>
        <table:table-row table:style-name="ro1">
          <table:table-cell office:value-type="float" office:value="1732959518.18118" calcext:value-type="float">
            <text:p>1732959518.18118</text:p>
          </table:table-cell>
          <table:table-cell office:value-type="float" office:value="1900" calcext:value-type="float">
            <text:p>1900</text:p>
          </table:table-cell>
          <table:table-cell office:value-type="float" office:value="0.0577891059219837" calcext:value-type="float">
            <text:p>0.0577891059219837</text:p>
          </table:table-cell>
          <table:table-cell office:value-type="float" office:value="0.057564839720726" calcext:value-type="float">
            <text:p>0.057564839720726</text:p>
          </table:table-cell>
          <table:table-cell office:value-type="float" office:value="0.0574325062334538" calcext:value-type="float">
            <text:p>0.0574325062334538</text:p>
          </table:table-cell>
        </table:table-row>
        <table:table-row table:style-name="ro1">
          <table:table-cell office:value-type="float" office:value="1732959558.07691" calcext:value-type="float">
            <text:p>1732959558.07691</text:p>
          </table:table-cell>
          <table:table-cell office:value-type="float" office:value="2000" calcext:value-type="float">
            <text:p>2000</text:p>
          </table:table-cell>
          <table:table-cell office:value-type="float" office:value="0.0577764958143234" calcext:value-type="float">
            <text:p>0.0577764958143234</text:p>
          </table:table-cell>
          <table:table-cell office:value-type="float" office:value="0.0575620122253895" calcext:value-type="float">
            <text:p>0.0575620122253895</text:p>
          </table:table-cell>
          <table:table-cell office:value-type="float" office:value="0.0574364028871059" calcext:value-type="float">
            <text:p>0.0574364028871059</text:p>
          </table:table-cell>
        </table:table-row>
        <table:table-row table:style-name="ro1">
          <table:table-cell office:value-type="float" office:value="1732959597.919" calcext:value-type="float">
            <text:p>1732959597.919</text:p>
          </table:table-cell>
          <table:table-cell office:value-type="float" office:value="2100" calcext:value-type="float">
            <text:p>2100</text:p>
          </table:table-cell>
          <table:table-cell office:value-type="float" office:value="0.0577527433633804" calcext:value-type="float">
            <text:p>0.0577527433633804</text:p>
          </table:table-cell>
          <table:table-cell office:value-type="float" office:value="0.0575256161391735" calcext:value-type="float">
            <text:p>0.0575256161391735</text:p>
          </table:table-cell>
          <table:table-cell office:value-type="float" office:value="0.0573966167867184" calcext:value-type="float">
            <text:p>0.0573966167867184</text:p>
          </table:table-cell>
        </table:table-row>
        <table:table-row table:style-name="ro1">
          <table:table-cell office:value-type="float" office:value="1732959637.74784" calcext:value-type="float">
            <text:p>1732959637.74784</text:p>
          </table:table-cell>
          <table:table-cell office:value-type="float" office:value="2200" calcext:value-type="float">
            <text:p>2200</text:p>
          </table:table-cell>
          <table:table-cell office:value-type="float" office:value="0.0577559433877468" calcext:value-type="float">
            <text:p>0.0577559433877468</text:p>
          </table:table-cell>
          <table:table-cell office:value-type="float" office:value="0.0575701408088207" calcext:value-type="float">
            <text:p>0.0575701408088207</text:p>
          </table:table-cell>
          <table:table-cell office:value-type="float" office:value="0.0575166903436184" calcext:value-type="float">
            <text:p>0.0575166903436184</text:p>
          </table:table-cell>
        </table:table-row>
        <table:table-row table:style-name="ro1">
          <table:table-cell office:value-type="float" office:value="1732959677.57742" calcext:value-type="float">
            <text:p>1732959677.57742</text:p>
          </table:table-cell>
          <table:table-cell office:value-type="float" office:value="2300" calcext:value-type="float">
            <text:p>2300</text:p>
          </table:table-cell>
          <table:table-cell office:value-type="float" office:value="0.0577359348535538" calcext:value-type="float">
            <text:p>0.0577359348535538</text:p>
          </table:table-cell>
          <table:table-cell office:value-type="float" office:value="0.0575393848121166" calcext:value-type="float">
            <text:p>0.0575393848121166</text:p>
          </table:table-cell>
          <table:table-cell office:value-type="float" office:value="0.0574712455272675" calcext:value-type="float">
            <text:p>0.0574712455272675</text:p>
          </table:table-cell>
        </table:table-row>
        <table:table-row table:style-name="ro1">
          <table:table-cell office:value-type="float" office:value="1732959717.43133" calcext:value-type="float">
            <text:p>1732959717.43133</text:p>
          </table:table-cell>
          <table:table-cell office:value-type="float" office:value="2400" calcext:value-type="float">
            <text:p>2400</text:p>
          </table:table-cell>
          <table:table-cell office:value-type="float" office:value="0.0577184446156025" calcext:value-type="float">
            <text:p>0.0577184446156025</text:p>
          </table:table-cell>
          <table:table-cell office:value-type="float" office:value="0.0575212985277176" calcext:value-type="float">
            <text:p>0.0575212985277176</text:p>
          </table:table-cell>
          <table:table-cell office:value-type="float" office:value="0.0574600733816624" calcext:value-type="float">
            <text:p>0.0574600733816624</text:p>
          </table:table-cell>
        </table:table-row>
        <table:table-row table:style-name="ro1">
          <table:table-cell office:value-type="float" office:value="1732959757.24352" calcext:value-type="float">
            <text:p>1732959757.24352</text:p>
          </table:table-cell>
          <table:table-cell office:value-type="float" office:value="2500" calcext:value-type="float">
            <text:p>2500</text:p>
          </table:table-cell>
          <table:table-cell office:value-type="float" office:value="0.0576984100043774" calcext:value-type="float">
            <text:p>0.0576984100043774</text:p>
          </table:table-cell>
          <table:table-cell office:value-type="float" office:value="0.0574829578399658" calcext:value-type="float">
            <text:p>0.0574829578399658</text:p>
          </table:table-cell>
          <table:table-cell office:value-type="float" office:value="0.0574092641472817" calcext:value-type="float">
            <text:p>0.0574092641472817</text:p>
          </table:table-cell>
        </table:table-row>
        <table:table-row table:style-name="ro1">
          <table:table-cell office:value-type="float" office:value="1732959797.0803" calcext:value-type="float">
            <text:p>1732959797.0803</text:p>
          </table:table-cell>
          <table:table-cell office:value-type="float" office:value="2600" calcext:value-type="float">
            <text:p>2600</text:p>
          </table:table-cell>
          <table:table-cell office:value-type="float" office:value="0.0576844289898872" calcext:value-type="float">
            <text:p>0.0576844289898872</text:p>
          </table:table-cell>
          <table:table-cell office:value-type="float" office:value="0.0574749745428562" calcext:value-type="float">
            <text:p>0.0574749745428562</text:p>
          </table:table-cell>
          <table:table-cell office:value-type="float" office:value="0.0574434883892536" calcext:value-type="float">
            <text:p>0.0574434883892536</text:p>
          </table:table-cell>
        </table:table-row>
        <table:table-row table:style-name="ro1">
          <table:table-cell office:value-type="float" office:value="1732959836.94575" calcext:value-type="float">
            <text:p>1732959836.94575</text:p>
          </table:table-cell>
          <table:table-cell office:value-type="float" office:value="2700" calcext:value-type="float">
            <text:p>2700</text:p>
          </table:table-cell>
          <table:table-cell office:value-type="float" office:value="0.0576635487377644" calcext:value-type="float">
            <text:p>0.0576635487377644</text:p>
          </table:table-cell>
          <table:table-cell office:value-type="float" office:value="0.0574412047863007" calcext:value-type="float">
            <text:p>0.0574412047863007</text:p>
          </table:table-cell>
          <table:table-cell office:value-type="float" office:value="0.0573817789554596" calcext:value-type="float">
            <text:p>0.0573817789554596</text:p>
          </table:table-cell>
        </table:table-row>
        <table:table-row table:style-name="ro1">
          <table:table-cell office:value-type="float" office:value="1732959876.79477" calcext:value-type="float">
            <text:p>1732959876.79477</text:p>
          </table:table-cell>
          <table:table-cell office:value-type="float" office:value="2800" calcext:value-type="float">
            <text:p>2800</text:p>
          </table:table-cell>
          <table:table-cell office:value-type="float" office:value="0.0576579608023167" calcext:value-type="float">
            <text:p>0.0576579608023167</text:p>
          </table:table-cell>
          <table:table-cell office:value-type="float" office:value="0.0574638321995735" calcext:value-type="float">
            <text:p>0.0574638321995735</text:p>
          </table:table-cell>
          <table:table-cell office:value-type="float" office:value="0.05753019079566" calcext:value-type="float">
            <text:p>0.05753019079566</text:p>
          </table:table-cell>
        </table:table-row>
        <table:table-row table:style-name="ro1">
          <table:table-cell office:value-type="float" office:value="1732959916.62565" calcext:value-type="float">
            <text:p>1732959916.62565</text:p>
          </table:table-cell>
          <table:table-cell office:value-type="float" office:value="2900" calcext:value-type="float">
            <text:p>2900</text:p>
          </table:table-cell>
          <table:table-cell office:value-type="float" office:value="0.0576451234519482" calcext:value-type="float">
            <text:p>0.0576451234519482</text:p>
          </table:table-cell>
          <table:table-cell office:value-type="float" office:value="0.0574409440159798" calcext:value-type="float">
            <text:p>0.0574409440159798</text:p>
          </table:table-cell>
          <table:table-cell office:value-type="float" office:value="0.0574661307036877" calcext:value-type="float">
            <text:p>0.0574661307036877</text:p>
          </table:table-cell>
        </table:table-row>
        <table:table-row table:style-name="ro1">
          <table:table-cell office:value-type="float" office:value="1732959956.51128" calcext:value-type="float">
            <text:p>1732959956.51128</text:p>
          </table:table-cell>
          <table:table-cell office:value-type="float" office:value="3000" calcext:value-type="float">
            <text:p>3000</text:p>
          </table:table-cell>
          <table:table-cell office:value-type="float" office:value="0.0576489679515362" calcext:value-type="float">
            <text:p>0.0576489679515362</text:p>
          </table:table-cell>
          <table:table-cell office:value-type="float" office:value="0.0574623979628086" calcext:value-type="float">
            <text:p>0.0574623979628086</text:p>
          </table:table-cell>
          <table:table-cell office:value-type="float" office:value="0.0575142204761505" calcext:value-type="float">
            <text:p>0.0575142204761505</text:p>
          </table:table-cell>
        </table:table-row>
        <table:table-row table:style-name="ro1">
          <table:table-cell office:value-type="float" office:value="1732959996.36476" calcext:value-type="float">
            <text:p>1732959996.36476</text:p>
          </table:table-cell>
          <table:table-cell office:value-type="float" office:value="3100" calcext:value-type="float">
            <text:p>3100</text:p>
          </table:table-cell>
          <table:table-cell office:value-type="float" office:value="0.0576474778354168" calcext:value-type="float">
            <text:p>0.0576474778354168</text:p>
          </table:table-cell>
          <table:table-cell office:value-type="float" office:value="0.05746965482831" calcext:value-type="float">
            <text:p>0.05746965482831</text:p>
          </table:table-cell>
          <table:table-cell office:value-type="float" office:value="0.0575505197048187" calcext:value-type="float">
            <text:p>0.0575505197048187</text:p>
          </table:table-cell>
        </table:table-row>
        <table:table-row table:style-name="ro1">
          <table:table-cell office:value-type="float" office:value="1732960036.12385" calcext:value-type="float">
            <text:p>1732960036.12385</text:p>
          </table:table-cell>
          <table:table-cell office:value-type="float" office:value="3200" calcext:value-type="float">
            <text:p>3200</text:p>
          </table:table-cell>
          <table:table-cell office:value-type="float" office:value="0.0576385669410229" calcext:value-type="float">
            <text:p>0.0576385669410229</text:p>
          </table:table-cell>
          <table:table-cell office:value-type="float" office:value="0.0574493706226349" calcext:value-type="float">
            <text:p>0.0574493706226349</text:p>
          </table:table-cell>
          <table:table-cell office:value-type="float" office:value="0.0575022511184216" calcext:value-type="float">
            <text:p>0.0575022511184216</text:p>
          </table:table-cell>
        </table:table-row>
        <table:table-row table:style-name="ro1">
          <table:table-cell office:value-type="float" office:value="1732960075.76689" calcext:value-type="float">
            <text:p>1732960075.76689</text:p>
          </table:table-cell>
          <table:table-cell office:value-type="float" office:value="3300" calcext:value-type="float">
            <text:p>3300</text:p>
          </table:table-cell>
          <table:table-cell office:value-type="float" office:value="0.0576480068266392" calcext:value-type="float">
            <text:p>0.0576480068266392</text:p>
          </table:table-cell>
          <table:table-cell office:value-type="float" office:value="0.057505838572979" calcext:value-type="float">
            <text:p>0.057505838572979</text:p>
          </table:table-cell>
          <table:table-cell office:value-type="float" office:value="0.0576803386211395" calcext:value-type="float">
            <text:p>0.0576803386211395</text:p>
          </table:table-cell>
        </table:table-row>
        <table:table-row table:style-name="ro1">
          <table:table-cell office:value-type="float" office:value="1732960115.3875" calcext:value-type="float">
            <text:p>1732960115.3875</text:p>
          </table:table-cell>
          <table:table-cell office:value-type="float" office:value="3400" calcext:value-type="float">
            <text:p>3400</text:p>
          </table:table-cell>
          <table:table-cell office:value-type="float" office:value="0.0576430521905422" calcext:value-type="float">
            <text:p>0.0576430521905422</text:p>
          </table:table-cell>
          <table:table-cell office:value-type="float" office:value="0.0575109086930752" calcext:value-type="float">
            <text:p>0.0575109086930752</text:p>
          </table:table-cell>
          <table:table-cell office:value-type="float" office:value="0.057652622461319" calcext:value-type="float">
            <text:p>0.057652622461319</text:p>
          </table:table-cell>
        </table:table-row>
        <table:table-row table:style-name="ro1">
          <table:table-cell office:value-type="float" office:value="1732960155.01967" calcext:value-type="float">
            <text:p>1732960155.01967</text:p>
          </table:table-cell>
          <table:table-cell office:value-type="float" office:value="3500" calcext:value-type="float">
            <text:p>3500</text:p>
          </table:table-cell>
          <table:table-cell office:value-type="float" office:value="0.0576313771307468" calcext:value-type="float">
            <text:p>0.0576313771307468</text:p>
          </table:table-cell>
          <table:table-cell office:value-type="float" office:value="0.0574897043406963" calcext:value-type="float">
            <text:p>0.0574897043406963</text:p>
          </table:table-cell>
          <table:table-cell office:value-type="float" office:value="0.0576149672269821" calcext:value-type="float">
            <text:p>0.0576149672269821</text:p>
          </table:table-cell>
        </table:table-row>
        <table:table-row table:style-name="ro1">
          <table:table-cell office:value-type="float" office:value="1732960194.64939" calcext:value-type="float">
            <text:p>1732960194.64939</text:p>
          </table:table-cell>
          <table:table-cell office:value-type="float" office:value="3600" calcext:value-type="float">
            <text:p>3600</text:p>
          </table:table-cell>
          <table:table-cell office:value-type="float" office:value="0.0576335676014423" calcext:value-type="float">
            <text:p>0.0576335676014423</text:p>
          </table:table-cell>
          <table:table-cell office:value-type="float" office:value="0.0575251914560795" calcext:value-type="float">
            <text:p>0.0575251914560795</text:p>
          </table:table-cell>
          <table:table-cell office:value-type="float" office:value="0.0577910505235195" calcext:value-type="float">
            <text:p>0.0577910505235195</text:p>
          </table:table-cell>
        </table:table-row>
        <table:table-row table:style-name="ro1">
          <table:table-cell office:value-type="float" office:value="1732960234.27005" calcext:value-type="float">
            <text:p>1732960234.27005</text:p>
          </table:table-cell>
          <table:table-cell office:value-type="float" office:value="3700" calcext:value-type="float">
            <text:p>3700</text:p>
          </table:table-cell>
          <table:table-cell office:value-type="float" office:value="0.0576164126396179" calcext:value-type="float">
            <text:p>0.0576164126396179</text:p>
          </table:table-cell>
          <table:table-cell office:value-type="float" office:value="0.0574933439493179" calcext:value-type="float">
            <text:p>0.0574933439493179</text:p>
          </table:table-cell>
          <table:table-cell office:value-type="float" office:value="0.0577440671622753" calcext:value-type="float">
            <text:p>0.0577440671622753</text:p>
          </table:table-cell>
        </table:table-row>
        <table:table-row table:style-name="ro1">
          <table:table-cell office:value-type="float" office:value="1732960273.86191" calcext:value-type="float">
            <text:p>1732960273.86191</text:p>
          </table:table-cell>
          <table:table-cell office:value-type="float" office:value="3800" calcext:value-type="float">
            <text:p>3800</text:p>
          </table:table-cell>
          <table:table-cell office:value-type="float" office:value="0.0576091259717941" calcext:value-type="float">
            <text:p>0.0576091259717941</text:p>
          </table:table-cell>
          <table:table-cell office:value-type="float" office:value="0.0574959293007851" calcext:value-type="float">
            <text:p>0.0574959293007851</text:p>
          </table:table-cell>
          <table:table-cell office:value-type="float" office:value="0.0577308274805546" calcext:value-type="float">
            <text:p>0.0577308274805546</text:p>
          </table:table-cell>
        </table:table-row>
        <table:table-row table:style-name="ro1">
          <table:table-cell office:value-type="float" office:value="1732960313.48057" calcext:value-type="float">
            <text:p>1732960313.48057</text:p>
          </table:table-cell>
          <table:table-cell office:value-type="float" office:value="3900" calcext:value-type="float">
            <text:p>3900</text:p>
          </table:table-cell>
          <table:table-cell office:value-type="float" office:value="0.0576037541031837" calcext:value-type="float">
            <text:p>0.0576037541031837</text:p>
          </table:table-cell>
          <table:table-cell office:value-type="float" office:value="0.0574743673205376" calcext:value-type="float">
            <text:p>0.0574743673205376</text:p>
          </table:table-cell>
          <table:table-cell office:value-type="float" office:value="0.057748768478632" calcext:value-type="float">
            <text:p>0.057748768478632</text:p>
          </table:table-cell>
        </table:table-row>
        <table:table-row table:style-name="ro1">
          <table:table-cell office:value-type="float" office:value="1732960353.10496" calcext:value-type="float">
            <text:p>1732960353.10496</text:p>
          </table:table-cell>
          <table:table-cell office:value-type="float" office:value="4000" calcext:value-type="float">
            <text:p>4000</text:p>
          </table:table-cell>
          <table:table-cell office:value-type="float" office:value="0.0575806349515915" calcext:value-type="float">
            <text:p>0.0575806349515915</text:p>
          </table:table-cell>
          <table:table-cell office:value-type="float" office:value="0.0574249252676964" calcext:value-type="float">
            <text:p>0.0574249252676964</text:p>
          </table:table-cell>
          <table:table-cell office:value-type="float" office:value="0.0576706565916538" calcext:value-type="float">
            <text:p>0.0576706565916538</text:p>
          </table:table-cell>
        </table:table-row>
        <table:table-row table:style-name="ro1">
          <table:table-cell office:value-type="float" office:value="1732960392.72309" calcext:value-type="float">
            <text:p>1732960392.72309</text:p>
          </table:table-cell>
          <table:table-cell office:value-type="float" office:value="4100" calcext:value-type="float">
            <text:p>4100</text:p>
          </table:table-cell>
          <table:table-cell office:value-type="float" office:value="0.057575661689043" calcext:value-type="float">
            <text:p>0.057575661689043</text:p>
          </table:table-cell>
          <table:table-cell office:value-type="float" office:value="0.0574294850230217" calcext:value-type="float">
            <text:p>0.0574294850230217</text:p>
          </table:table-cell>
          <table:table-cell office:value-type="float" office:value="0.0576601773500443" calcext:value-type="float">
            <text:p>0.0576601773500443</text:p>
          </table:table-cell>
        </table:table-row>
        <table:table-row table:style-name="ro1">
          <table:table-cell office:value-type="float" office:value="1732960432.34522" calcext:value-type="float">
            <text:p>1732960432.34522</text:p>
          </table:table-cell>
          <table:table-cell office:value-type="float" office:value="4200" calcext:value-type="float">
            <text:p>4200</text:p>
          </table:table-cell>
          <table:table-cell office:value-type="float" office:value="0.0575594268739224" calcext:value-type="float">
            <text:p>0.0575594268739224</text:p>
          </table:table-cell>
          <table:table-cell office:value-type="float" office:value="0.0574247799813747" calcext:value-type="float">
            <text:p>0.0574247799813747</text:p>
          </table:table-cell>
          <table:table-cell office:value-type="float" office:value="0.0576748065650463" calcext:value-type="float">
            <text:p>0.0576748065650463</text:p>
          </table:table-cell>
        </table:table-row>
        <table:table-row table:style-name="ro1">
          <table:table-cell office:value-type="float" office:value="1732960471.97668" calcext:value-type="float">
            <text:p>1732960471.97668</text:p>
          </table:table-cell>
          <table:table-cell office:value-type="float" office:value="4300" calcext:value-type="float">
            <text:p>4300</text:p>
          </table:table-cell>
          <table:table-cell office:value-type="float" office:value="0.0575427524745464" calcext:value-type="float">
            <text:p>0.0575427524745464</text:p>
          </table:table-cell>
          <table:table-cell office:value-type="float" office:value="0.0573953203856945" calcext:value-type="float">
            <text:p>0.0573953203856945</text:p>
          </table:table-cell>
          <table:table-cell office:value-type="float" office:value="0.0576603375375271" calcext:value-type="float">
            <text:p>0.0576603375375271</text:p>
          </table:table-cell>
        </table:table-row>
        <table:table-row table:style-name="ro1">
          <table:table-cell office:value-type="float" office:value="1732960511.58424" calcext:value-type="float">
            <text:p>1732960511.58424</text:p>
          </table:table-cell>
          <table:table-cell office:value-type="float" office:value="4400" calcext:value-type="float">
            <text:p>4400</text:p>
          </table:table-cell>
          <table:table-cell office:value-type="float" office:value="0.0575246773660183" calcext:value-type="float">
            <text:p>0.0575246773660183</text:p>
          </table:table-cell>
          <table:table-cell office:value-type="float" office:value="0.0573856681585312" calcext:value-type="float">
            <text:p>0.0573856681585312</text:p>
          </table:table-cell>
          <table:table-cell office:value-type="float" office:value="0.0576923340559006" calcext:value-type="float">
            <text:p>0.0576923340559006</text:p>
          </table:table-cell>
        </table:table-row>
        <table:table-row table:style-name="ro1">
          <table:table-cell office:value-type="float" office:value="1732960551.21126" calcext:value-type="float">
            <text:p>1732960551.21126</text:p>
          </table:table-cell>
          <table:table-cell office:value-type="float" office:value="4500" calcext:value-type="float">
            <text:p>4500</text:p>
          </table:table-cell>
          <table:table-cell office:value-type="float" office:value="0.0575296953320503" calcext:value-type="float">
            <text:p>0.0575296953320503</text:p>
          </table:table-cell>
          <table:table-cell office:value-type="float" office:value="0.057435903698206" calcext:value-type="float">
            <text:p>0.057435903698206</text:p>
          </table:table-cell>
          <table:table-cell office:value-type="float" office:value="0.057744488120079" calcext:value-type="float">
            <text:p>0.057744488120079</text:p>
          </table:table-cell>
        </table:table-row>
        <table:table-row table:style-name="ro1">
          <table:table-cell office:value-type="float" office:value="1732960590.81011" calcext:value-type="float">
            <text:p>1732960590.81011</text:p>
          </table:table-cell>
          <table:table-cell office:value-type="float" office:value="4600" calcext:value-type="float">
            <text:p>4600</text:p>
          </table:table-cell>
          <table:table-cell office:value-type="float" office:value="0.0575055293738842" calcext:value-type="float">
            <text:p>0.0575055293738842</text:p>
          </table:table-cell>
          <table:table-cell office:value-type="float" office:value="0.0573939681053162" calcext:value-type="float">
            <text:p>0.0573939681053162</text:p>
          </table:table-cell>
          <table:table-cell office:value-type="float" office:value="0.0577950216829777" calcext:value-type="float">
            <text:p>0.0577950216829777</text:p>
          </table:table-cell>
        </table:table-row>
        <table:table-row table:style-name="ro1">
          <table:table-cell office:value-type="float" office:value="1732960630.45444" calcext:value-type="float">
            <text:p>1732960630.45444</text:p>
          </table:table-cell>
          <table:table-cell office:value-type="float" office:value="4700" calcext:value-type="float">
            <text:p>4700</text:p>
          </table:table-cell>
          <table:table-cell office:value-type="float" office:value="0.0575186274945736" calcext:value-type="float">
            <text:p>0.0575186274945736</text:p>
          </table:table-cell>
          <table:table-cell office:value-type="float" office:value="0.0574276112020016" calcext:value-type="float">
            <text:p>0.0574276112020016</text:p>
          </table:table-cell>
          <table:table-cell office:value-type="float" office:value="0.0578120574355125" calcext:value-type="float">
            <text:p>0.0578120574355125</text:p>
          </table:table-cell>
        </table:table-row>
        <table:table-row table:style-name="ro1">
          <table:table-cell office:value-type="float" office:value="1732960670.12784" calcext:value-type="float">
            <text:p>1732960670.12784</text:p>
          </table:table-cell>
          <table:table-cell office:value-type="float" office:value="4800" calcext:value-type="float">
            <text:p>4800</text:p>
          </table:table-cell>
          <table:table-cell office:value-type="float" office:value="0.0575028695166111" calcext:value-type="float">
            <text:p>0.0575028695166111</text:p>
          </table:table-cell>
          <table:table-cell office:value-type="float" office:value="0.0574219785630703" calcext:value-type="float">
            <text:p>0.0574219785630703</text:p>
          </table:table-cell>
          <table:table-cell office:value-type="float" office:value="0.0578498393297195" calcext:value-type="float">
            <text:p>0.0578498393297195</text:p>
          </table:table-cell>
        </table:table-row>
        <table:table-row table:style-name="ro1">
          <table:table-cell office:value-type="float" office:value="1732960709.75307" calcext:value-type="float">
            <text:p>1732960709.75307</text:p>
          </table:table-cell>
          <table:table-cell office:value-type="float" office:value="4900" calcext:value-type="float">
            <text:p>4900</text:p>
          </table:table-cell>
          <table:table-cell office:value-type="float" office:value="0.0574864968657494" calcext:value-type="float">
            <text:p>0.0574864968657494</text:p>
          </table:table-cell>
          <table:table-cell office:value-type="float" office:value="0.0573973059654236" calcext:value-type="float">
            <text:p>0.0573973059654236</text:p>
          </table:table-cell>
          <table:table-cell office:value-type="float" office:value="0.0578153356909752" calcext:value-type="float">
            <text:p>0.0578153356909752</text:p>
          </table:table-cell>
        </table:table-row>
        <table:table-row table:style-name="ro1">
          <table:table-cell office:value-type="float" office:value="1732960749.34202" calcext:value-type="float">
            <text:p>1732960749.34202</text:p>
          </table:table-cell>
          <table:table-cell office:value-type="float" office:value="5000" calcext:value-type="float">
            <text:p>5000</text:p>
          </table:table-cell>
          <table:table-cell office:value-type="float" office:value="0.0574770048260689" calcext:value-type="float">
            <text:p>0.0574770048260689</text:p>
          </table:table-cell>
          <table:table-cell office:value-type="float" office:value="0.0574393793940544" calcext:value-type="float">
            <text:p>0.0574393793940544</text:p>
          </table:table-cell>
          <table:table-cell office:value-type="float" office:value="0.0579505003988743" calcext:value-type="float">
            <text:p>0.0579505003988743</text:p>
          </table:table-cell>
        </table:table-row>
        <table:table-row table:style-name="ro1">
          <table:table-cell office:value-type="float" office:value="1732960788.98185" calcext:value-type="float">
            <text:p>1732960788.98185</text:p>
          </table:table-cell>
          <table:table-cell office:value-type="float" office:value="5100" calcext:value-type="float">
            <text:p>5100</text:p>
          </table:table-cell>
          <table:table-cell office:value-type="float" office:value="0.0574628226459026" calcext:value-type="float">
            <text:p>0.0574628226459026</text:p>
          </table:table-cell>
          <table:table-cell office:value-type="float" office:value="0.0574181042611599" calcext:value-type="float">
            <text:p>0.0574181042611599</text:p>
          </table:table-cell>
          <table:table-cell office:value-type="float" office:value="0.0579316839575768" calcext:value-type="float">
            <text:p>0.0579316839575768</text:p>
          </table:table-cell>
        </table:table-row>
        <table:table-row table:style-name="ro1">
          <table:table-cell office:value-type="float" office:value="1732960828.61103" calcext:value-type="float">
            <text:p>1732960828.61103</text:p>
          </table:table-cell>
          <table:table-cell office:value-type="float" office:value="5200" calcext:value-type="float">
            <text:p>5200</text:p>
          </table:table-cell>
          <table:table-cell office:value-type="float" office:value="0.0574679262936115" calcext:value-type="float">
            <text:p>0.0574679262936115</text:p>
          </table:table-cell>
          <table:table-cell office:value-type="float" office:value="0.057464636862278" calcext:value-type="float">
            <text:p>0.057464636862278</text:p>
          </table:table-cell>
          <table:table-cell office:value-type="float" office:value="0.0579957515001297" calcext:value-type="float">
            <text:p>0.0579957515001297</text:p>
          </table:table-cell>
        </table:table-row>
        <table:table-row table:style-name="ro1">
          <table:table-cell office:value-type="float" office:value="1732960868.24255" calcext:value-type="float">
            <text:p>1732960868.24255</text:p>
          </table:table-cell>
          <table:table-cell office:value-type="float" office:value="5300" calcext:value-type="float">
            <text:p>5300</text:p>
          </table:table-cell>
          <table:table-cell office:value-type="float" office:value="0.05745754763484" calcext:value-type="float">
            <text:p>0.05745754763484</text:p>
          </table:table-cell>
          <table:table-cell office:value-type="float" office:value="0.0575290955603123" calcext:value-type="float">
            <text:p>0.0575290955603123</text:p>
          </table:table-cell>
          <table:table-cell office:value-type="float" office:value="0.0582869462668896" calcext:value-type="float">
            <text:p>0.0582869462668896</text:p>
          </table:table-cell>
        </table:table-row>
        <table:table-row table:style-name="ro1">
          <table:table-cell office:value-type="float" office:value="1732960907.90159" calcext:value-type="float">
            <text:p>1732960907.90159</text:p>
          </table:table-cell>
          <table:table-cell office:value-type="float" office:value="5400" calcext:value-type="float">
            <text:p>5400</text:p>
          </table:table-cell>
          <table:table-cell office:value-type="float" office:value="0.057466272264719" calcext:value-type="float">
            <text:p>0.057466272264719</text:p>
          </table:table-cell>
          <table:table-cell office:value-type="float" office:value="0.0575034730136395" calcext:value-type="float">
            <text:p>0.0575034730136395</text:p>
          </table:table-cell>
          <table:table-cell office:value-type="float" office:value="0.0580953732132912" calcext:value-type="float">
            <text:p>0.0580953732132912</text:p>
          </table:table-cell>
        </table:table-row>
        <table:table-row table:style-name="ro1">
          <table:table-cell office:value-type="float" office:value="1732960947.54859" calcext:value-type="float">
            <text:p>1732960947.54859</text:p>
          </table:table-cell>
          <table:table-cell office:value-type="float" office:value="5500" calcext:value-type="float">
            <text:p>5500</text:p>
          </table:table-cell>
          <table:table-cell office:value-type="float" office:value="0.057465173304081" calcext:value-type="float">
            <text:p>0.057465173304081</text:p>
          </table:table-cell>
          <table:table-cell office:value-type="float" office:value="0.0575351752340794" calcext:value-type="float">
            <text:p>0.0575351752340794</text:p>
          </table:table-cell>
          <table:table-cell office:value-type="float" office:value="0.058243602514267" calcext:value-type="float">
            <text:p>0.058243602514267</text:p>
          </table:table-cell>
        </table:table-row>
        <table:table-row table:style-name="ro1">
          <table:table-cell office:value-type="float" office:value="1732960987.18983" calcext:value-type="float">
            <text:p>1732960987.18983</text:p>
          </table:table-cell>
          <table:table-cell office:value-type="float" office:value="5600" calcext:value-type="float">
            <text:p>5600</text:p>
          </table:table-cell>
          <table:table-cell office:value-type="float" office:value="0.0574525408446789" calcext:value-type="float">
            <text:p>0.0574525408446789</text:p>
          </table:table-cell>
          <table:table-cell office:value-type="float" office:value="0.057527594268322" calcext:value-type="float">
            <text:p>0.057527594268322</text:p>
          </table:table-cell>
          <table:table-cell office:value-type="float" office:value="0.0582345388829708" calcext:value-type="float">
            <text:p>0.0582345388829708</text:p>
          </table:table-cell>
        </table:table-row>
        <table:table-row table:style-name="ro1">
          <table:table-cell office:value-type="float" office:value="1732961026.79613" calcext:value-type="float">
            <text:p>1732961026.79613</text:p>
          </table:table-cell>
          <table:table-cell office:value-type="float" office:value="5700" calcext:value-type="float">
            <text:p>5700</text:p>
          </table:table-cell>
          <table:table-cell office:value-type="float" office:value="0.057450857013464" calcext:value-type="float">
            <text:p>0.057450857013464</text:p>
          </table:table-cell>
          <table:table-cell office:value-type="float" office:value="0.0576028972864151" calcext:value-type="float">
            <text:p>0.0576028972864151</text:p>
          </table:table-cell>
          <table:table-cell office:value-type="float" office:value="0.058306846767664" calcext:value-type="float">
            <text:p>0.058306846767664</text:p>
          </table:table-cell>
        </table:table-row>
        <table:table-row table:style-name="ro1">
          <table:table-cell office:value-type="float" office:value="1732961066.46623" calcext:value-type="float">
            <text:p>1732961066.46623</text:p>
          </table:table-cell>
          <table:table-cell office:value-type="float" office:value="5800" calcext:value-type="float">
            <text:p>5800</text:p>
          </table:table-cell>
          <table:table-cell office:value-type="float" office:value="0.0574353747069836" calcext:value-type="float">
            <text:p>0.0574353747069836</text:p>
          </table:table-cell>
          <table:table-cell office:value-type="float" office:value="0.0575753226876259" calcext:value-type="float">
            <text:p>0.0575753226876259</text:p>
          </table:table-cell>
          <table:table-cell office:value-type="float" office:value="0.0582669749855995" calcext:value-type="float">
            <text:p>0.0582669749855995</text:p>
          </table:table-cell>
        </table:table-row>
        <table:table-row table:style-name="ro1">
          <table:table-cell office:value-type="float" office:value="1732961106.10578" calcext:value-type="float">
            <text:p>1732961106.10578</text:p>
          </table:table-cell>
          <table:table-cell office:value-type="float" office:value="5900" calcext:value-type="float">
            <text:p>5900</text:p>
          </table:table-cell>
          <table:table-cell office:value-type="float" office:value="0.0574356205761433" calcext:value-type="float">
            <text:p>0.0574356205761433</text:p>
          </table:table-cell>
          <table:table-cell office:value-type="float" office:value="0.0576084703207016" calcext:value-type="float">
            <text:p>0.0576084703207016</text:p>
          </table:table-cell>
          <table:table-cell office:value-type="float" office:value="0.0583187118172646" calcext:value-type="float">
            <text:p>0.0583187118172646</text:p>
          </table:table-cell>
        </table:table-row>
        <table:table-row table:style-name="ro1">
          <table:table-cell office:value-type="float" office:value="1732961145.74764" calcext:value-type="float">
            <text:p>1732961145.74764</text:p>
          </table:table-cell>
          <table:table-cell office:value-type="float" office:value="6000" calcext:value-type="float">
            <text:p>6000</text:p>
          </table:table-cell>
          <table:table-cell office:value-type="float" office:value="0.0574414394795895" calcext:value-type="float">
            <text:p>0.0574414394795895</text:p>
          </table:table-cell>
          <table:table-cell office:value-type="float" office:value="0.0576774030923843" calcext:value-type="float">
            <text:p>0.0576774030923843</text:p>
          </table:table-cell>
          <table:table-cell office:value-type="float" office:value="0.058363851159811" calcext:value-type="float">
            <text:p>0.058363851159811</text:p>
          </table:table-cell>
        </table:table-row>
        <table:table-row table:style-name="ro1">
          <table:table-cell office:value-type="float" office:value="1732961185.40891" calcext:value-type="float">
            <text:p>1732961185.40891</text:p>
          </table:table-cell>
          <table:table-cell office:value-type="float" office:value="6100" calcext:value-type="float">
            <text:p>6100</text:p>
          </table:table-cell>
          <table:table-cell office:value-type="float" office:value="0.0574440881609917" calcext:value-type="float">
            <text:p>0.0574440881609917</text:p>
          </table:table-cell>
          <table:table-cell office:value-type="float" office:value="0.0577014610171318" calcext:value-type="float">
            <text:p>0.0577014610171318</text:p>
          </table:table-cell>
          <table:table-cell office:value-type="float" office:value="0.0585394464433193" calcext:value-type="float">
            <text:p>0.0585394464433193</text:p>
          </table:table-cell>
        </table:table-row>
        <table:table-row table:style-name="ro1">
          <table:table-cell office:value-type="float" office:value="1732961225.03264" calcext:value-type="float">
            <text:p>1732961225.03264</text:p>
          </table:table-cell>
          <table:table-cell office:value-type="float" office:value="6200" calcext:value-type="float">
            <text:p>6200</text:p>
          </table:table-cell>
          <table:table-cell office:value-type="float" office:value="0.0574464835226536" calcext:value-type="float">
            <text:p>0.0574464835226536</text:p>
          </table:table-cell>
          <table:table-cell office:value-type="float" office:value="0.0577452331781387" calcext:value-type="float">
            <text:p>0.0577452331781387</text:p>
          </table:table-cell>
          <table:table-cell office:value-type="float" office:value="0.058539193123579" calcext:value-type="float">
            <text:p>0.058539193123579</text:p>
          </table:table-cell>
        </table:table-row>
        <table:table-row table:style-name="ro1">
          <table:table-cell office:value-type="float" office:value="1732961264.64018" calcext:value-type="float">
            <text:p>1732961264.64018</text:p>
          </table:table-cell>
          <table:table-cell office:value-type="float" office:value="6300" calcext:value-type="float">
            <text:p>6300</text:p>
          </table:table-cell>
          <table:table-cell office:value-type="float" office:value="0.0574419237673283" calcext:value-type="float">
            <text:p>0.0574419237673283</text:p>
          </table:table-cell>
          <table:table-cell office:value-type="float" office:value="0.05772540345788" calcext:value-type="float">
            <text:p>0.05772540345788</text:p>
          </table:table-cell>
          <table:table-cell office:value-type="float" office:value="0.0586476810276508" calcext:value-type="float">
            <text:p>0.0586476810276508</text:p>
          </table:table-cell>
        </table:table-row>
        <table:table-row table:style-name="ro1">
          <table:table-cell office:value-type="float" office:value="1732961304.26863" calcext:value-type="float">
            <text:p>1732961304.26863</text:p>
          </table:table-cell>
          <table:table-cell office:value-type="float" office:value="6400" calcext:value-type="float">
            <text:p>6400</text:p>
          </table:table-cell>
          <table:table-cell office:value-type="float" office:value="0.0574302636086941" calcext:value-type="float">
            <text:p>0.0574302636086941</text:p>
          </table:table-cell>
          <table:table-cell office:value-type="float" office:value="0.0578199997544289" calcext:value-type="float">
            <text:p>0.0578199997544289</text:p>
          </table:table-cell>
          <table:table-cell office:value-type="float" office:value="0.0588158778846264" calcext:value-type="float">
            <text:p>0.0588158778846264</text:p>
          </table:table-cell>
        </table:table-row>
        <table:table-row table:style-name="ro1">
          <table:table-cell office:value-type="float" office:value="1732961343.8995" calcext:value-type="float">
            <text:p>1732961343.8995</text:p>
          </table:table-cell>
          <table:table-cell office:value-type="float" office:value="6500" calcext:value-type="float">
            <text:p>6500</text:p>
          </table:table-cell>
          <table:table-cell office:value-type="float" office:value="0.0574286617338657" calcext:value-type="float">
            <text:p>0.0574286617338657</text:p>
          </table:table-cell>
          <table:table-cell office:value-type="float" office:value="0.0577802211046219" calcext:value-type="float">
            <text:p>0.0577802211046219</text:p>
          </table:table-cell>
          <table:table-cell office:value-type="float" office:value="0.0586105883121491" calcext:value-type="float">
            <text:p>0.0586105883121491</text:p>
          </table:table-cell>
        </table:table-row>
        <table:table-row table:style-name="ro1">
          <table:table-cell office:value-type="float" office:value="1732961383.54286" calcext:value-type="float">
            <text:p>1732961383.54286</text:p>
          </table:table-cell>
          <table:table-cell office:value-type="float" office:value="6600" calcext:value-type="float">
            <text:p>6600</text:p>
          </table:table-cell>
          <table:table-cell office:value-type="float" office:value="0.057424645870924" calcext:value-type="float">
            <text:p>0.057424645870924</text:p>
          </table:table-cell>
          <table:table-cell office:value-type="float" office:value="0.0578538589179516" calcext:value-type="float">
            <text:p>0.0578538589179516</text:p>
          </table:table-cell>
          <table:table-cell office:value-type="float" office:value="0.0589007176458836" calcext:value-type="float">
            <text:p>0.0589007176458836</text:p>
          </table:table-cell>
        </table:table-row>
        <table:table-row table:style-name="ro1">
          <table:table-cell office:value-type="float" office:value="1732961423.1725" calcext:value-type="float">
            <text:p>1732961423.1725</text:p>
          </table:table-cell>
          <table:table-cell office:value-type="float" office:value="6700" calcext:value-type="float">
            <text:p>6700</text:p>
          </table:table-cell>
          <table:table-cell office:value-type="float" office:value="0.0574219636619091" calcext:value-type="float">
            <text:p>0.0574219636619091</text:p>
          </table:table-cell>
          <table:table-cell office:value-type="float" office:value="0.0578725226223469" calcext:value-type="float">
            <text:p>0.0578725226223469</text:p>
          </table:table-cell>
          <table:table-cell office:value-type="float" office:value="0.0590704269707203" calcext:value-type="float">
            <text:p>0.0590704269707203</text:p>
          </table:table-cell>
        </table:table-row>
        <table:table-row table:style-name="ro1">
          <table:table-cell office:value-type="float" office:value="1732961462.76676" calcext:value-type="float">
            <text:p>1732961462.76676</text:p>
          </table:table-cell>
          <table:table-cell office:value-type="float" office:value="6800" calcext:value-type="float">
            <text:p>6800</text:p>
          </table:table-cell>
          <table:table-cell office:value-type="float" office:value="0.0574281364679337" calcext:value-type="float">
            <text:p>0.0574281364679337</text:p>
          </table:table-cell>
          <table:table-cell office:value-type="float" office:value="0.0578629449009895" calcext:value-type="float">
            <text:p>0.0578629449009895</text:p>
          </table:table-cell>
          <table:table-cell office:value-type="float" office:value="0.0591071285307407" calcext:value-type="float">
            <text:p>0.0591071285307407</text:p>
          </table:table-cell>
        </table:table-row>
        <table:table-row table:style-name="ro1">
          <table:table-cell office:value-type="float" office:value="1732961502.38927" calcext:value-type="float">
            <text:p>1732961502.38927</text:p>
          </table:table-cell>
          <table:table-cell office:value-type="float" office:value="6900" calcext:value-type="float">
            <text:p>6900</text:p>
          </table:table-cell>
          <table:table-cell office:value-type="float" office:value="0.0574250668287277" calcext:value-type="float">
            <text:p>0.0574250668287277</text:p>
          </table:table-cell>
          <table:table-cell office:value-type="float" office:value="0.0578669011592865" calcext:value-type="float">
            <text:p>0.0578669011592865</text:p>
          </table:table-cell>
          <table:table-cell office:value-type="float" office:value="0.0591299049556255" calcext:value-type="float">
            <text:p>0.0591299049556255</text:p>
          </table:table-cell>
        </table:table-row>
        <table:table-row table:style-name="ro1">
          <table:table-cell office:value-type="float" office:value="1732961542.01724" calcext:value-type="float">
            <text:p>1732961542.01724</text:p>
          </table:table-cell>
          <table:table-cell office:value-type="float" office:value="7000" calcext:value-type="float">
            <text:p>7000</text:p>
          </table:table-cell>
          <table:table-cell office:value-type="float" office:value="0.057425744831562" calcext:value-type="float">
            <text:p>0.057425744831562</text:p>
          </table:table-cell>
          <table:table-cell office:value-type="float" office:value="0.0579348057508469" calcext:value-type="float">
            <text:p>0.0579348057508469</text:p>
          </table:table-cell>
          <table:table-cell office:value-type="float" office:value="0.059352420270443" calcext:value-type="float">
            <text:p>0.059352420270443</text:p>
          </table:table-cell>
        </table:table-row>
        <table:table-row table:style-name="ro1">
          <table:table-cell office:value-type="float" office:value="1732961581.6718" calcext:value-type="float">
            <text:p>1732961581.6718</text:p>
          </table:table-cell>
          <table:table-cell office:value-type="float" office:value="7100" calcext:value-type="float">
            <text:p>7100</text:p>
          </table:table-cell>
          <table:table-cell office:value-type="float" office:value="0.0574419125914574" calcext:value-type="float">
            <text:p>0.0574419125914574</text:p>
          </table:table-cell>
          <table:table-cell office:value-type="float" office:value="0.057944979518652" calcext:value-type="float">
            <text:p>0.057944979518652</text:p>
          </table:table-cell>
          <table:table-cell office:value-type="float" office:value="0.0593088231980801" calcext:value-type="float">
            <text:p>0.0593088231980801</text:p>
          </table:table-cell>
        </table:table-row>
        <table:table-row table:style-name="ro1">
          <table:table-cell office:value-type="float" office:value="1732961621.29099" calcext:value-type="float">
            <text:p>1732961621.29099</text:p>
          </table:table-cell>
          <table:table-cell office:value-type="float" office:value="7200" calcext:value-type="float">
            <text:p>7200</text:p>
          </table:table-cell>
          <table:table-cell office:value-type="float" office:value="0.0574312955141068" calcext:value-type="float">
            <text:p>0.0574312955141068</text:p>
          </table:table-cell>
          <table:table-cell office:value-type="float" office:value="0.057958260178566" calcext:value-type="float">
            <text:p>0.057958260178566</text:p>
          </table:table-cell>
          <table:table-cell office:value-type="float" office:value="0.0593003369867802" calcext:value-type="float">
            <text:p>0.0593003369867802</text:p>
          </table:table-cell>
        </table:table-row>
        <table:table-row table:style-name="ro1">
          <table:table-cell office:value-type="float" office:value="1732961660.9082" calcext:value-type="float">
            <text:p>1732961660.9082</text:p>
          </table:table-cell>
          <table:table-cell office:value-type="float" office:value="7300" calcext:value-type="float">
            <text:p>7300</text:p>
          </table:table-cell>
          <table:table-cell office:value-type="float" office:value="0.0574272759258747" calcext:value-type="float">
            <text:p>0.0574272759258747</text:p>
          </table:table-cell>
          <table:table-cell office:value-type="float" office:value="0.0580479875206947" calcext:value-type="float">
            <text:p>0.0580479875206947</text:p>
          </table:table-cell>
          <table:table-cell office:value-type="float" office:value="0.0595216155052185" calcext:value-type="float">
            <text:p>0.0595216155052185</text:p>
          </table:table-cell>
        </table:table-row>
        <table:table-row table:style-name="ro1">
          <table:table-cell office:value-type="float" office:value="1732961700.51768" calcext:value-type="float">
            <text:p>1732961700.51768</text:p>
          </table:table-cell>
          <table:table-cell office:value-type="float" office:value="7400" calcext:value-type="float">
            <text:p>7400</text:p>
          </table:table-cell>
          <table:table-cell office:value-type="float" office:value="0.0574059225618839" calcext:value-type="float">
            <text:p>0.0574059225618839</text:p>
          </table:table-cell>
          <table:table-cell office:value-type="float" office:value="0.0579885765910149" calcext:value-type="float">
            <text:p>0.0579885765910149</text:p>
          </table:table-cell>
          <table:table-cell office:value-type="float" office:value="0.0593905411660671" calcext:value-type="float">
            <text:p>0.0593905411660671</text:p>
          </table:table-cell>
        </table:table-row>
        <table:table-row table:style-name="ro1">
          <table:table-cell office:value-type="float" office:value="1732961740.14082" calcext:value-type="float">
            <text:p>1732961740.14082</text:p>
          </table:table-cell>
          <table:table-cell office:value-type="float" office:value="7500" calcext:value-type="float">
            <text:p>7500</text:p>
          </table:table-cell>
          <table:table-cell office:value-type="float" office:value="0.0573934204876423" calcext:value-type="float">
            <text:p>0.0573934204876423</text:p>
          </table:table-cell>
          <table:table-cell office:value-type="float" office:value="0.0579516999423504" calcext:value-type="float">
            <text:p>0.0579516999423504</text:p>
          </table:table-cell>
          <table:table-cell office:value-type="float" office:value="0.0594045147299767" calcext:value-type="float">
            <text:p>0.0594045147299767</text:p>
          </table:table-cell>
        </table:table-row>
        <table:table-row table:style-name="ro1">
          <table:table-cell office:value-type="float" office:value="1732961779.74574" calcext:value-type="float">
            <text:p>1732961779.74574</text:p>
          </table:table-cell>
          <table:table-cell office:value-type="float" office:value="7600" calcext:value-type="float">
            <text:p>7600</text:p>
          </table:table-cell>
          <table:table-cell office:value-type="float" office:value="0.0573861077427864" calcext:value-type="float">
            <text:p>0.0573861077427864</text:p>
          </table:table-cell>
          <table:table-cell office:value-type="float" office:value="0.0580151714384556" calcext:value-type="float">
            <text:p>0.0580151714384556</text:p>
          </table:table-cell>
          <table:table-cell office:value-type="float" office:value="0.0594750083982945" calcext:value-type="float">
            <text:p>0.0594750083982945</text:p>
          </table:table-cell>
        </table:table-row>
        <table:table-row table:style-name="ro1">
          <table:table-cell office:value-type="float" office:value="1732961819.40401" calcext:value-type="float">
            <text:p>1732961819.40401</text:p>
          </table:table-cell>
          <table:table-cell office:value-type="float" office:value="7700" calcext:value-type="float">
            <text:p>7700</text:p>
          </table:table-cell>
          <table:table-cell office:value-type="float" office:value="0.0573778338730335" calcext:value-type="float">
            <text:p>0.0573778338730335</text:p>
          </table:table-cell>
          <table:table-cell office:value-type="float" office:value="0.0580793879926205" calcext:value-type="float">
            <text:p>0.0580793879926205</text:p>
          </table:table-cell>
          <table:table-cell office:value-type="float" office:value="0.0597317554056644" calcext:value-type="float">
            <text:p>0.0597317554056644</text:p>
          </table:table-cell>
        </table:table-row>
        <table:table-row table:style-name="ro1">
          <table:table-cell office:value-type="float" office:value="1732961859.00937" calcext:value-type="float">
            <text:p>1732961859.00937</text:p>
          </table:table-cell>
          <table:table-cell office:value-type="float" office:value="7800" calcext:value-type="float">
            <text:p>7800</text:p>
          </table:table-cell>
          <table:table-cell office:value-type="float" office:value="0.0573720559477806" calcext:value-type="float">
            <text:p>0.0573720559477806</text:p>
          </table:table-cell>
          <table:table-cell office:value-type="float" office:value="0.0580781996250153" calcext:value-type="float">
            <text:p>0.0580781996250153</text:p>
          </table:table-cell>
          <table:table-cell office:value-type="float" office:value="0.0595839060842991" calcext:value-type="float">
            <text:p>0.0595839060842991</text:p>
          </table:table-cell>
        </table:table-row>
        <table:table-row table:style-name="ro1">
          <table:table-cell office:value-type="float" office:value="1732961898.63133" calcext:value-type="float">
            <text:p>1732961898.63133</text:p>
          </table:table-cell>
          <table:table-cell office:value-type="float" office:value="7900" calcext:value-type="float">
            <text:p>7900</text:p>
          </table:table-cell>
          <table:table-cell office:value-type="float" office:value="0.0573850534856319" calcext:value-type="float">
            <text:p>0.0573850534856319</text:p>
          </table:table-cell>
          <table:table-cell office:value-type="float" office:value="0.0581641085445881" calcext:value-type="float">
            <text:p>0.0581641085445881</text:p>
          </table:table-cell>
          <table:table-cell office:value-type="float" office:value="0.0598567500710487" calcext:value-type="float">
            <text:p>0.0598567500710487</text:p>
          </table:table-cell>
        </table:table-row>
        <table:table-row table:style-name="ro1">
          <table:table-cell office:value-type="float" office:value="1732961938.23475" calcext:value-type="float">
            <text:p>1732961938.23475</text:p>
          </table:table-cell>
          <table:table-cell office:value-type="float" office:value="8000" calcext:value-type="float">
            <text:p>8000</text:p>
          </table:table-cell>
          <table:table-cell office:value-type="float" office:value="0.0573694817721844" calcext:value-type="float">
            <text:p>0.0573694817721844</text:p>
          </table:table-cell>
          <table:table-cell office:value-type="float" office:value="0.0581892617046833" calcext:value-type="float">
            <text:p>0.0581892617046833</text:p>
          </table:table-cell>
          <table:table-cell office:value-type="float" office:value="0.059937659651041" calcext:value-type="float">
            <text:p>0.059937659651041</text:p>
          </table:table-cell>
        </table:table-row>
        <table:table-row table:style-name="ro1">
          <table:table-cell office:value-type="float" office:value="1732961977.88198" calcext:value-type="float">
            <text:p>1732961977.88198</text:p>
          </table:table-cell>
          <table:table-cell office:value-type="float" office:value="8100" calcext:value-type="float">
            <text:p>8100</text:p>
          </table:table-cell>
          <table:table-cell office:value-type="float" office:value="0.0573657862842083" calcext:value-type="float">
            <text:p>0.0573657862842083</text:p>
          </table:table-cell>
          <table:table-cell office:value-type="float" office:value="0.058178037405014" calcext:value-type="float">
            <text:p>0.058178037405014</text:p>
          </table:table-cell>
          <table:table-cell office:value-type="float" office:value="0.0599715858697891" calcext:value-type="float">
            <text:p>0.0599715858697891</text:p>
          </table:table-cell>
        </table:table-row>
        <table:table-row table:style-name="ro1">
          <table:table-cell office:value-type="float" office:value="1732962017.4857" calcext:value-type="float">
            <text:p>1732962017.4857</text:p>
          </table:table-cell>
          <table:table-cell office:value-type="float" office:value="8200" calcext:value-type="float">
            <text:p>8200</text:p>
          </table:table-cell>
          <table:table-cell office:value-type="float" office:value="0.0573795400559902" calcext:value-type="float">
            <text:p>0.0573795400559902</text:p>
          </table:table-cell>
          <table:table-cell office:value-type="float" office:value="0.0582297369837761" calcext:value-type="float">
            <text:p>0.0582297369837761</text:p>
          </table:table-cell>
          <table:table-cell office:value-type="float" office:value="0.0600689686834812" calcext:value-type="float">
            <text:p>0.0600689686834812</text:p>
          </table:table-cell>
        </table:table-row>
        <table:table-row table:style-name="ro1">
          <table:table-cell office:value-type="float" office:value="1732962057.117" calcext:value-type="float">
            <text:p>1732962057.117</text:p>
          </table:table-cell>
          <table:table-cell office:value-type="float" office:value="8300" calcext:value-type="float">
            <text:p>8300</text:p>
          </table:table-cell>
          <table:table-cell office:value-type="float" office:value="0.0574026852846146" calcext:value-type="float">
            <text:p>0.0574026852846146</text:p>
          </table:table-cell>
          <table:table-cell office:value-type="float" office:value="0.0583397001028061" calcext:value-type="float">
            <text:p>0.0583397001028061</text:p>
          </table:table-cell>
          <table:table-cell office:value-type="float" office:value="0.0599287077784538" calcext:value-type="float">
            <text:p>0.0599287077784538</text:p>
          </table:table-cell>
        </table:table-row>
        <table:table-row table:style-name="ro1">
          <table:table-cell office:value-type="float" office:value="1732962096.75593" calcext:value-type="float">
            <text:p>1732962096.75593</text:p>
          </table:table-cell>
          <table:table-cell office:value-type="float" office:value="8400" calcext:value-type="float">
            <text:p>8400</text:p>
          </table:table-cell>
          <table:table-cell office:value-type="float" office:value="0.0574169382452965" calcext:value-type="float">
            <text:p>0.0574169382452965</text:p>
          </table:table-cell>
          <table:table-cell office:value-type="float" office:value="0.0584254451096058" calcext:value-type="float">
            <text:p>0.0584254451096058</text:p>
          </table:table-cell>
          <table:table-cell office:value-type="float" office:value="0.0602427385747433" calcext:value-type="float">
            <text:p>0.0602427385747433</text:p>
          </table:table-cell>
        </table:table-row>
        <table:table-row table:style-name="ro1">
          <table:table-cell office:value-type="float" office:value="1732962136.38789" calcext:value-type="float">
            <text:p>1732962136.38789</text:p>
          </table:table-cell>
          <table:table-cell office:value-type="float" office:value="8500" calcext:value-type="float">
            <text:p>8500</text:p>
          </table:table-cell>
          <table:table-cell office:value-type="float" office:value="0.0574297606945038" calcext:value-type="float">
            <text:p>0.0574297606945038</text:p>
          </table:table-cell>
          <table:table-cell office:value-type="float" office:value="0.0584081448614597" calcext:value-type="float">
            <text:p>0.0584081448614597</text:p>
          </table:table-cell>
          <table:table-cell office:value-type="float" office:value="0.060029648244381" calcext:value-type="float">
            <text:p>0.060029648244381</text:p>
          </table:table-cell>
        </table:table-row>
        <table:table-row table:style-name="ro1">
          <table:table-cell office:value-type="float" office:value="1732962176.0298" calcext:value-type="float">
            <text:p>1732962176.0298</text:p>
          </table:table-cell>
          <table:table-cell office:value-type="float" office:value="8600" calcext:value-type="float">
            <text:p>8600</text:p>
          </table:table-cell>
          <table:table-cell office:value-type="float" office:value="0.0574466995894909" calcext:value-type="float">
            <text:p>0.0574466995894909</text:p>
          </table:table-cell>
          <table:table-cell office:value-type="float" office:value="0.0582879930734634" calcext:value-type="float">
            <text:p>0.0582879930734634</text:p>
          </table:table-cell>
          <table:table-cell office:value-type="float" office:value="0.0600770600140095" calcext:value-type="float">
            <text:p>0.0600770600140095</text:p>
          </table:table-cell>
        </table:table-row>
        <table:table-row table:style-name="ro1">
          <table:table-cell office:value-type="float" office:value="1732962215.66866" calcext:value-type="float">
            <text:p>1732962215.66866</text:p>
          </table:table-cell>
          <table:table-cell office:value-type="float" office:value="8700" calcext:value-type="float">
            <text:p>8700</text:p>
          </table:table-cell>
          <table:table-cell office:value-type="float" office:value="0.0574563220143318" calcext:value-type="float">
            <text:p>0.0574563220143318</text:p>
          </table:table-cell>
          <table:table-cell office:value-type="float" office:value="0.0584125183522701" calcext:value-type="float">
            <text:p>0.0584125183522701</text:p>
          </table:table-cell>
          <table:table-cell office:value-type="float" office:value="0.060071337968111" calcext:value-type="float">
            <text:p>0.060071337968111</text:p>
          </table:table-cell>
        </table:table-row>
        <table:table-row table:style-name="ro1">
          <table:table-cell office:value-type="float" office:value="1732962255.29066" calcext:value-type="float">
            <text:p>1732962255.29066</text:p>
          </table:table-cell>
          <table:table-cell office:value-type="float" office:value="8800" calcext:value-type="float">
            <text:p>8800</text:p>
          </table:table-cell>
          <table:table-cell office:value-type="float" office:value="0.0574609972536564" calcext:value-type="float">
            <text:p>0.0574609972536564</text:p>
          </table:table-cell>
          <table:table-cell office:value-type="float" office:value="0.0583496391773224" calcext:value-type="float">
            <text:p>0.0583496391773224</text:p>
          </table:table-cell>
          <table:table-cell office:value-type="float" office:value="0.0600330084562302" calcext:value-type="float">
            <text:p>0.0600330084562302</text:p>
          </table:table-cell>
        </table:table-row>
        <table:table-row table:style-name="ro1">
          <table:table-cell office:value-type="float" office:value="1732962294.94871" calcext:value-type="float">
            <text:p>1732962294.94871</text:p>
          </table:table-cell>
          <table:table-cell office:value-type="float" office:value="8900" calcext:value-type="float">
            <text:p>8900</text:p>
          </table:table-cell>
          <table:table-cell office:value-type="float" office:value="0.057441271841526" calcext:value-type="float">
            <text:p>0.057441271841526</text:p>
          </table:table-cell>
          <table:table-cell office:value-type="float" office:value="0.0584016740322113" calcext:value-type="float">
            <text:p>0.0584016740322113</text:p>
          </table:table-cell>
          <table:table-cell office:value-type="float" office:value="0.0601576417684555" calcext:value-type="float">
            <text:p>0.0601576417684555</text:p>
          </table:table-cell>
        </table:table-row>
        <table:table-row table:style-name="ro1">
          <table:table-cell office:value-type="float" office:value="1732962334.59734" calcext:value-type="float">
            <text:p>1732962334.59734</text:p>
          </table:table-cell>
          <table:table-cell office:value-type="float" office:value="9000" calcext:value-type="float">
            <text:p>9000</text:p>
          </table:table-cell>
          <table:table-cell office:value-type="float" office:value="0.0574389286339283" calcext:value-type="float">
            <text:p>0.0574389286339283</text:p>
          </table:table-cell>
          <table:table-cell office:value-type="float" office:value="0.0586021840572357" calcext:value-type="float">
            <text:p>0.0586021840572357</text:p>
          </table:table-cell>
          <table:table-cell office:value-type="float" office:value="0.0605315789580345" calcext:value-type="float">
            <text:p>0.0605315789580345</text:p>
          </table:table-cell>
        </table:table-row>
        <table:table-row table:style-name="ro1">
          <table:table-cell office:value-type="float" office:value="1732962374.25763" calcext:value-type="float">
            <text:p>1732962374.25763</text:p>
          </table:table-cell>
          <table:table-cell office:value-type="float" office:value="9100" calcext:value-type="float">
            <text:p>9100</text:p>
          </table:table-cell>
          <table:table-cell office:value-type="float" office:value="0.0574531219899654" calcext:value-type="float">
            <text:p>0.0574531219899654</text:p>
          </table:table-cell>
          <table:table-cell office:value-type="float" office:value="0.058598842471838" calcext:value-type="float">
            <text:p>0.058598842471838</text:p>
          </table:table-cell>
          <table:table-cell office:value-type="float" office:value="0.0606212504208088" calcext:value-type="float">
            <text:p>0.0606212504208088</text:p>
          </table:table-cell>
        </table:table-row>
        <table:table-row table:style-name="ro1">
          <table:table-cell office:value-type="float" office:value="1732962413.91097" calcext:value-type="float">
            <text:p>1732962413.91097</text:p>
          </table:table-cell>
          <table:table-cell office:value-type="float" office:value="9200" calcext:value-type="float">
            <text:p>9200</text:p>
          </table:table-cell>
          <table:table-cell office:value-type="float" office:value="0.0574625059962273" calcext:value-type="float">
            <text:p>0.0574625059962273</text:p>
          </table:table-cell>
          <table:table-cell office:value-type="float" office:value="0.0587295889854431" calcext:value-type="float">
            <text:p>0.0587295889854431</text:p>
          </table:table-cell>
          <table:table-cell office:value-type="float" office:value="0.0609221532940865" calcext:value-type="float">
            <text:p>0.0609221532940865</text:p>
          </table:table-cell>
        </table:table-row>
        <table:table-row table:style-name="ro1">
          <table:table-cell office:value-type="float" office:value="1732962453.54009" calcext:value-type="float">
            <text:p>1732962453.54009</text:p>
          </table:table-cell>
          <table:table-cell office:value-type="float" office:value="9300" calcext:value-type="float">
            <text:p>9300</text:p>
          </table:table-cell>
          <table:table-cell office:value-type="float" office:value="0.05746890604496" calcext:value-type="float">
            <text:p>0.05746890604496</text:p>
          </table:table-cell>
          <table:table-cell office:value-type="float" office:value="0.0588661842048168" calcext:value-type="float">
            <text:p>0.0588661842048168</text:p>
          </table:table-cell>
          <table:table-cell office:value-type="float" office:value="0.0609045475721359" calcext:value-type="float">
            <text:p>0.0609045475721359</text:p>
          </table:table-cell>
        </table:table-row>
        <table:table-row table:style-name="ro1">
          <table:table-cell office:value-type="float" office:value="1732962493.14939" calcext:value-type="float">
            <text:p>1732962493.14939</text:p>
          </table:table-cell>
          <table:table-cell office:value-type="float" office:value="9400" calcext:value-type="float">
            <text:p>9400</text:p>
          </table:table-cell>
          <table:table-cell office:value-type="float" office:value="0.0574830695986748" calcext:value-type="float">
            <text:p>0.0574830695986748</text:p>
          </table:table-cell>
          <table:table-cell office:value-type="float" office:value="0.0589477717876434" calcext:value-type="float">
            <text:p>0.0589477717876434</text:p>
          </table:table-cell>
          <table:table-cell office:value-type="float" office:value="0.0609605982899666" calcext:value-type="float">
            <text:p>0.0609605982899666</text:p>
          </table:table-cell>
        </table:table-row>
        <table:table-row table:style-name="ro1">
          <table:table-cell office:value-type="float" office:value="1732962532.77336" calcext:value-type="float">
            <text:p>1732962532.77336</text:p>
          </table:table-cell>
          <table:table-cell office:value-type="float" office:value="9500" calcext:value-type="float">
            <text:p>9500</text:p>
          </table:table-cell>
          <table:table-cell office:value-type="float" office:value="0.0574805624783039" calcext:value-type="float">
            <text:p>0.0574805624783039</text:p>
          </table:table-cell>
          <table:table-cell office:value-type="float" office:value="0.0587042905390263" calcext:value-type="float">
            <text:p>0.0587042905390263</text:p>
          </table:table-cell>
          <table:table-cell office:value-type="float" office:value="0.0606903359293938" calcext:value-type="float">
            <text:p>0.0606903359293938</text:p>
          </table:table-cell>
        </table:table-row>
        <table:table-row table:style-name="ro1">
          <table:table-cell office:value-type="float" office:value="1732962572.4031" calcext:value-type="float">
            <text:p>1732962572.4031</text:p>
          </table:table-cell>
          <table:table-cell office:value-type="float" office:value="9600" calcext:value-type="float">
            <text:p>9600</text:p>
          </table:table-cell>
          <table:table-cell office:value-type="float" office:value="0.0574558451771736" calcext:value-type="float">
            <text:p>0.0574558451771736</text:p>
          </table:table-cell>
          <table:table-cell office:value-type="float" office:value="0.0588924735784531" calcext:value-type="float">
            <text:p>0.0588924735784531</text:p>
          </table:table-cell>
          <table:table-cell office:value-type="float" office:value="0.0609137378633022" calcext:value-type="float">
            <text:p>0.0609137378633022</text:p>
          </table:table-cell>
        </table:table-row>
        <table:table-row table:style-name="ro1">
          <table:table-cell office:value-type="float" office:value="1732962612.01939" calcext:value-type="float">
            <text:p>1732962612.01939</text:p>
          </table:table-cell>
          <table:table-cell office:value-type="float" office:value="9700" calcext:value-type="float">
            <text:p>9700</text:p>
          </table:table-cell>
          <table:table-cell office:value-type="float" office:value="0.057491097599268" calcext:value-type="float">
            <text:p>0.057491097599268</text:p>
          </table:table-cell>
          <table:table-cell office:value-type="float" office:value="0.0590366683900356" calcext:value-type="float">
            <text:p>0.0590366683900356</text:p>
          </table:table-cell>
          <table:table-cell office:value-type="float" office:value="0.0610451176762581" calcext:value-type="float">
            <text:p>0.0610451176762581</text:p>
          </table:table-cell>
        </table:table-row>
        <table:table-row table:style-name="ro1">
          <table:table-cell office:value-type="float" office:value="1732962651.65102" calcext:value-type="float">
            <text:p>1732962651.65102</text:p>
          </table:table-cell>
          <table:table-cell office:value-type="float" office:value="9800" calcext:value-type="float">
            <text:p>9800</text:p>
          </table:table-cell>
          <table:table-cell office:value-type="float" office:value="0.0575197264552116" calcext:value-type="float">
            <text:p>0.0575197264552116</text:p>
          </table:table-cell>
          <table:table-cell office:value-type="float" office:value="0.0589810498058796" calcext:value-type="float">
            <text:p>0.0589810498058796</text:p>
          </table:table-cell>
          <table:table-cell office:value-type="float" office:value="0.0610580109059811" calcext:value-type="float">
            <text:p>0.0610580109059811</text:p>
          </table:table-cell>
        </table:table-row>
        <table:table-row table:style-name="ro1">
          <table:table-cell office:value-type="float" office:value="1732962691.2715" calcext:value-type="float">
            <text:p>1732962691.2715</text:p>
          </table:table-cell>
          <table:table-cell office:value-type="float" office:value="9900" calcext:value-type="float">
            <text:p>9900</text:p>
          </table:table-cell>
          <table:table-cell office:value-type="float" office:value="0.0574968382716179" calcext:value-type="float">
            <text:p>0.0574968382716179</text:p>
          </table:table-cell>
          <table:table-cell office:value-type="float" office:value="0.0589527785778046" calcext:value-type="float">
            <text:p>0.0589527785778046</text:p>
          </table:table-cell>
          <table:table-cell office:value-type="float" office:value="0.0609950497746468" calcext:value-type="float">
            <text:p>0.0609950497746468</text:p>
          </table:table-cell>
        </table:table-row>
        <table:table-row table:style-name="ro1">
          <table:table-cell office:value-type="float" office:value="1732962730.89888" calcext:value-type="float">
            <text:p>1732962730.898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74874244630337" calcext:value-type="float">
            <text:p>0.0574874244630337</text:p>
          </table:table-cell>
          <table:table-cell office:value-type="float" office:value="0.0589596442878246" calcext:value-type="float">
            <text:p>0.0589596442878246</text:p>
          </table:table-cell>
          <table:table-cell office:value-type="float" office:value="0.0611555501818657" calcext:value-type="float">
            <text:p>0.0611555501818657</text:p>
          </table:table-cell>
        </table:table-row>
        <table:table-row table:style-name="ro1" table:number-rows-repeated="10484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30T20:40:33.678000000</dc:date>
    <meta:editing-duration>PT1H49M6S</meta:editing-duration>
    <meta:editing-cycles>1</meta:editing-cycles>
    <meta:document-statistic meta:table-count="1" meta:cell-count="509" meta:object-count="1"/>
    <meta:generator>LibreOffice/7.5.8.2$Windows_X86_64 LibreOffice_project/f718d63693263970429a68f568db6046aaa9df0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.05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 style:data-style-name="N81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497cm" svg:height="29.007cm" xlink:href=".." xlink:type="simple" chart:class="chart:scatter" chart:style-name="ch1">
        <chart:legend chart:legend-position="end" svg:x="30.766cm" svg:y="12.959cm" style:legend-expansion="high" chart:style-name="ch2"/>
        <chart:plot-area chart:style-name="ch3" table:cell-range-address="'1.0e-07'.B1:'1.0e-07'.E102" chart:data-source-has-labels="row" svg:x="0.709cm" svg:y="0.58cm" svg:width="29.348cm" svg:height="27.847cm">
          <chart:coordinate-region svg:x="1.992cm" svg:y="0.779cm" svg:width="27.601cm" svg:height="27.00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'1.0e-07'.C2:'1.0e-07'.C102" chart:label-cell-address="'1.0e-07'.C1:'1.0e-07'.C1" chart:class="chart:scatter">
            <chart:domain table:cell-range-address="'1.0e-07'.B2:'1.0e-07'.B102"/>
            <chart:regression-curve chart:style-name="ch9">
              <chart:equation chart:display-equation="true" chart:display-r-square="false" svg:x="25.276cm" svg:y="25.438cm" chart:style-name="ch10"/>
            </chart:regression-curve>
            <chart:data-point chart:repeated="101"/>
          </chart:series>
          <chart:series chart:style-name="ch11" chart:values-cell-range-address="'1.0e-07'.D2:'1.0e-07'.D102" chart:label-cell-address="'1.0e-07'.D1:'1.0e-07'.D1" chart:class="chart:scatter">
            <chart:regression-curve chart:style-name="ch12">
              <chart:equation chart:display-equation="true" chart:display-r-square="false" svg:x="25.222cm" svg:y="17.239cm" chart:style-name="ch10"/>
            </chart:regression-curve>
            <chart:data-point chart:repeated="101"/>
          </chart:series>
          <chart:series chart:style-name="ch13" chart:values-cell-range-address="'1.0e-07'.E2:'1.0e-07'.E102" chart:label-cell-address="'1.0e-07'.E1:'1.0e-07'.E1" chart:class="chart:scatter">
            <chart:regression-curve chart:style-name="ch14">
              <chart:equation chart:display-equation="true" chart:display-r-square="false" svg:x="25.221cm" svg:y="4.669cm" chart:style-name="ch10"/>
            </chart:regression-curve>
            <chart:data-point chart:repeated="1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.00E-07</text:p>
                <draw:g>
                  <svg:desc>'1.0e-07'.C1:'1.0e-07'.C1</svg:desc>
                </draw:g>
              </table:table-cell>
              <table:table-cell office:value-type="string">
                <text:p>2.00E-07</text:p>
                <draw:g>
                  <svg:desc>'1.0e-07'.D1:'1.0e-07'.D1</svg:desc>
                </draw:g>
              </table:table-cell>
              <table:table-cell office:value-type="string">
                <text:p>3.00E-07</text:p>
                <draw:g>
                  <svg:desc>'1.0e-07'.E1:'1.0e-07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.0e-07'.B2:'1.0e-07'.B102</svg:desc>
                </draw:g>
              </table:table-cell>
              <table:table-cell office:value-type="float" office:value="0.0584">
                <text:p>0.0584</text:p>
                <draw:g>
                  <svg:desc>'1.0e-07'.C2:'1.0e-07'.C102</svg:desc>
                </draw:g>
              </table:table-cell>
              <table:table-cell office:value-type="float" office:value="0.0584">
                <text:p>0.0584</text:p>
                <draw:g>
                  <svg:desc>'1.0e-07'.D2:'1.0e-07'.D102</svg:desc>
                </draw:g>
              </table:table-cell>
              <table:table-cell office:value-type="float" office:value="0.0584">
                <text:p>0.0584</text:p>
                <draw:g>
                  <svg:desc>'1.0e-07'.E2:'1.0e-07'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583033487200737">
                <text:p>0.0583033487200737</text:p>
              </table:table-cell>
              <table:table-cell office:value-type="float" office:value="0.0582609213888645">
                <text:p>0.0582609213888645</text:p>
              </table:table-cell>
              <table:table-cell office:value-type="float" office:value="0.0582227446138859">
                <text:p>0.0582227446138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582491420209408">
                <text:p>0.0582491420209408</text:p>
              </table:table-cell>
              <table:table-cell office:value-type="float" office:value="0.058168139308691">
                <text:p>0.058168139308691</text:p>
              </table:table-cell>
              <table:table-cell office:value-type="float" office:value="0.0581018887460232">
                <text:p>0.0581018887460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0582035556435585">
                <text:p>0.0582035556435585</text:p>
              </table:table-cell>
              <table:table-cell office:value-type="float" office:value="0.0580949634313583">
                <text:p>0.0580949634313583</text:p>
              </table:table-cell>
              <table:table-cell office:value-type="float" office:value="0.0580082535743713">
                <text:p>0.0580082535743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581605844199657">
                <text:p>0.0581605844199657</text:p>
              </table:table-cell>
              <table:table-cell office:value-type="float" office:value="0.0580303184688091">
                <text:p>0.0580303184688091</text:p>
              </table:table-cell>
              <table:table-cell office:value-type="float" office:value="0.0579307898879051">
                <text:p>0.0579307898879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58121919631958">
                <text:p>0.058121919631958</text:p>
              </table:table-cell>
              <table:table-cell office:value-type="float" office:value="0.057969618588686">
                <text:p>0.057969618588686</text:p>
              </table:table-cell>
              <table:table-cell office:value-type="float" office:value="0.0578554831445217">
                <text:p>0.057855483144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.058094646781683">
                <text:p>0.058094646781683</text:p>
              </table:table-cell>
              <table:table-cell office:value-type="float" office:value="0.0579370222985745">
                <text:p>0.0579370222985745</text:p>
              </table:table-cell>
              <table:table-cell office:value-type="float" office:value="0.0578264817595482">
                <text:p>0.0578264817595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0.058066438883543">
                <text:p>0.058066438883543</text:p>
              </table:table-cell>
              <table:table-cell office:value-type="float" office:value="0.0579030029475689">
                <text:p>0.0579030029475689</text:p>
              </table:table-cell>
              <table:table-cell office:value-type="float" office:value="0.0577922910451889">
                <text:p>0.0577922910451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0.058039627969265">
                <text:p>0.058039627969265</text:p>
              </table:table-cell>
              <table:table-cell office:value-type="float" office:value="0.0578674636781216">
                <text:p>0.0578674636781216</text:p>
              </table:table-cell>
              <table:table-cell office:value-type="float" office:value="0.0577528439462185">
                <text:p>0.0577528439462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0.0580082647502422">
                <text:p>0.0580082647502422</text:p>
              </table:table-cell>
              <table:table-cell office:value-type="float" office:value="0.0578325912356377">
                <text:p>0.0578325912356377</text:p>
              </table:table-cell>
              <table:table-cell office:value-type="float" office:value="0.0577209070324898">
                <text:p>0.057720907032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579792559146881">
                <text:p>0.0579792559146881</text:p>
              </table:table-cell>
              <table:table-cell office:value-type="float" office:value="0.057789571583271">
                <text:p>0.057789571583271</text:p>
              </table:table-cell>
              <table:table-cell office:value-type="float" office:value="0.0576660893857479">
                <text:p>0.0576660893857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0.0579527169466019">
                <text:p>0.0579527169466019</text:p>
              </table:table-cell>
              <table:table-cell office:value-type="float" office:value="0.0577493198215961">
                <text:p>0.0577493198215961</text:p>
              </table:table-cell>
              <table:table-cell office:value-type="float" office:value="0.0576149821281433">
                <text:p>0.0576149821281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0.0579409375786781">
                <text:p>0.0579409375786781</text:p>
              </table:table-cell>
              <table:table-cell office:value-type="float" office:value="0.0577492415904999">
                <text:p>0.0577492415904999</text:p>
              </table:table-cell>
              <table:table-cell office:value-type="float" office:value="0.057632602751255">
                <text:p>0.057632602751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0.0579240471124649">
                <text:p>0.0579240471124649</text:p>
              </table:table-cell>
              <table:table-cell office:value-type="float" office:value="0.0577330403029919">
                <text:p>0.0577330403029919</text:p>
              </table:table-cell>
              <table:table-cell office:value-type="float" office:value="0.0576224848628044">
                <text:p>0.0576224848628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0.0579040497541428">
                <text:p>0.0579040497541428</text:p>
              </table:table-cell>
              <table:table-cell office:value-type="float" office:value="0.0577118583023548">
                <text:p>0.0577118583023548</text:p>
              </table:table-cell>
              <table:table-cell office:value-type="float" office:value="0.0576044209301472">
                <text:p>0.0576044209301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0.0578742921352387">
                <text:p>0.0578742921352387</text:p>
              </table:table-cell>
              <table:table-cell office:value-type="float" office:value="0.0576651990413666">
                <text:p>0.0576651990413666</text:p>
              </table:table-cell>
              <table:table-cell office:value-type="float" office:value="0.057537529617548">
                <text:p>0.057537529617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0.0578475259244442">
                <text:p>0.0578475259244442</text:p>
              </table:table-cell>
              <table:table-cell office:value-type="float" office:value="0.0576291233301163">
                <text:p>0.0576291233301163</text:p>
              </table:table-cell>
              <table:table-cell office:value-type="float" office:value="0.0574964322149754">
                <text:p>0.0574964322149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0.0578322857618332">
                <text:p>0.0578322857618332</text:p>
              </table:table-cell>
              <table:table-cell office:value-type="float" office:value="0.0576206929981709">
                <text:p>0.0576206929981709</text:p>
              </table:table-cell>
              <table:table-cell office:value-type="float" office:value="0.0574958249926567">
                <text:p>0.0574958249926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0.0578110665082932">
                <text:p>0.0578110665082932</text:p>
              </table:table-cell>
              <table:table-cell office:value-type="float" office:value="0.0575979240238667">
                <text:p>0.0575979240238667</text:p>
              </table:table-cell>
              <table:table-cell office:value-type="float" office:value="0.0574810393154621">
                <text:p>0.05748103931546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0.0577891059219837">
                <text:p>0.0577891059219837</text:p>
              </table:table-cell>
              <table:table-cell office:value-type="float" office:value="0.057564839720726">
                <text:p>0.057564839720726</text:p>
              </table:table-cell>
              <table:table-cell office:value-type="float" office:value="0.0574325062334538">
                <text:p>0.0574325062334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0.0577764958143234">
                <text:p>0.0577764958143234</text:p>
              </table:table-cell>
              <table:table-cell office:value-type="float" office:value="0.0575620122253895">
                <text:p>0.0575620122253895</text:p>
              </table:table-cell>
              <table:table-cell office:value-type="float" office:value="0.0574364028871059">
                <text:p>0.0574364028871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0.0577527433633804">
                <text:p>0.0577527433633804</text:p>
              </table:table-cell>
              <table:table-cell office:value-type="float" office:value="0.0575256161391735">
                <text:p>0.0575256161391735</text:p>
              </table:table-cell>
              <table:table-cell office:value-type="float" office:value="0.0573966167867184">
                <text:p>0.0573966167867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0.0577559433877468">
                <text:p>0.0577559433877468</text:p>
              </table:table-cell>
              <table:table-cell office:value-type="float" office:value="0.0575701408088207">
                <text:p>0.0575701408088207</text:p>
              </table:table-cell>
              <table:table-cell office:value-type="float" office:value="0.0575166903436184">
                <text:p>0.0575166903436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0.0577359348535538">
                <text:p>0.0577359348535538</text:p>
              </table:table-cell>
              <table:table-cell office:value-type="float" office:value="0.0575393848121166">
                <text:p>0.0575393848121166</text:p>
              </table:table-cell>
              <table:table-cell office:value-type="float" office:value="0.0574712455272675">
                <text:p>0.0574712455272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0.0577184446156025">
                <text:p>0.0577184446156025</text:p>
              </table:table-cell>
              <table:table-cell office:value-type="float" office:value="0.0575212985277176">
                <text:p>0.0575212985277176</text:p>
              </table:table-cell>
              <table:table-cell office:value-type="float" office:value="0.0574600733816624">
                <text:p>0.0574600733816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0.0576984100043774">
                <text:p>0.0576984100043774</text:p>
              </table:table-cell>
              <table:table-cell office:value-type="float" office:value="0.0574829578399658">
                <text:p>0.0574829578399658</text:p>
              </table:table-cell>
              <table:table-cell office:value-type="float" office:value="0.0574092641472817">
                <text:p>0.0574092641472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0.0576844289898872">
                <text:p>0.0576844289898872</text:p>
              </table:table-cell>
              <table:table-cell office:value-type="float" office:value="0.0574749745428562">
                <text:p>0.0574749745428562</text:p>
              </table:table-cell>
              <table:table-cell office:value-type="float" office:value="0.0574434883892536">
                <text:p>0.0574434883892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0.0576635487377644">
                <text:p>0.0576635487377644</text:p>
              </table:table-cell>
              <table:table-cell office:value-type="float" office:value="0.0574412047863007">
                <text:p>0.0574412047863007</text:p>
              </table:table-cell>
              <table:table-cell office:value-type="float" office:value="0.0573817789554596">
                <text:p>0.05738177895545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0.0576579608023167">
                <text:p>0.0576579608023167</text:p>
              </table:table-cell>
              <table:table-cell office:value-type="float" office:value="0.0574638321995735">
                <text:p>0.0574638321995735</text:p>
              </table:table-cell>
              <table:table-cell office:value-type="float" office:value="0.05753019079566">
                <text:p>0.057530190795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0.0576451234519482">
                <text:p>0.0576451234519482</text:p>
              </table:table-cell>
              <table:table-cell office:value-type="float" office:value="0.0574409440159798">
                <text:p>0.0574409440159798</text:p>
              </table:table-cell>
              <table:table-cell office:value-type="float" office:value="0.0574661307036877">
                <text:p>0.0574661307036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0.0576489679515362">
                <text:p>0.0576489679515362</text:p>
              </table:table-cell>
              <table:table-cell office:value-type="float" office:value="0.0574623979628086">
                <text:p>0.0574623979628086</text:p>
              </table:table-cell>
              <table:table-cell office:value-type="float" office:value="0.0575142204761505">
                <text:p>0.0575142204761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0.0576474778354168">
                <text:p>0.0576474778354168</text:p>
              </table:table-cell>
              <table:table-cell office:value-type="float" office:value="0.05746965482831">
                <text:p>0.05746965482831</text:p>
              </table:table-cell>
              <table:table-cell office:value-type="float" office:value="0.0575505197048187">
                <text:p>0.0575505197048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0.0576385669410229">
                <text:p>0.0576385669410229</text:p>
              </table:table-cell>
              <table:table-cell office:value-type="float" office:value="0.0574493706226349">
                <text:p>0.0574493706226349</text:p>
              </table:table-cell>
              <table:table-cell office:value-type="float" office:value="0.0575022511184216">
                <text:p>0.0575022511184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0.0576480068266392">
                <text:p>0.0576480068266392</text:p>
              </table:table-cell>
              <table:table-cell office:value-type="float" office:value="0.057505838572979">
                <text:p>0.057505838572979</text:p>
              </table:table-cell>
              <table:table-cell office:value-type="float" office:value="0.0576803386211395">
                <text:p>0.0576803386211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0.0576430521905422">
                <text:p>0.0576430521905422</text:p>
              </table:table-cell>
              <table:table-cell office:value-type="float" office:value="0.0575109086930752">
                <text:p>0.0575109086930752</text:p>
              </table:table-cell>
              <table:table-cell office:value-type="float" office:value="0.057652622461319">
                <text:p>0.057652622461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0.0576313771307468">
                <text:p>0.0576313771307468</text:p>
              </table:table-cell>
              <table:table-cell office:value-type="float" office:value="0.0574897043406963">
                <text:p>0.0574897043406963</text:p>
              </table:table-cell>
              <table:table-cell office:value-type="float" office:value="0.0576149672269821">
                <text:p>0.0576149672269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0.0576335676014423">
                <text:p>0.0576335676014423</text:p>
              </table:table-cell>
              <table:table-cell office:value-type="float" office:value="0.0575251914560795">
                <text:p>0.0575251914560795</text:p>
              </table:table-cell>
              <table:table-cell office:value-type="float" office:value="0.0577910505235195">
                <text:p>0.0577910505235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0.0576164126396179">
                <text:p>0.0576164126396179</text:p>
              </table:table-cell>
              <table:table-cell office:value-type="float" office:value="0.0574933439493179">
                <text:p>0.0574933439493179</text:p>
              </table:table-cell>
              <table:table-cell office:value-type="float" office:value="0.0577440671622753">
                <text:p>0.0577440671622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0.0576091259717941">
                <text:p>0.0576091259717941</text:p>
              </table:table-cell>
              <table:table-cell office:value-type="float" office:value="0.0574959293007851">
                <text:p>0.0574959293007851</text:p>
              </table:table-cell>
              <table:table-cell office:value-type="float" office:value="0.0577308274805546">
                <text:p>0.05773082748055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0.0576037541031837">
                <text:p>0.0576037541031837</text:p>
              </table:table-cell>
              <table:table-cell office:value-type="float" office:value="0.0574743673205376">
                <text:p>0.0574743673205376</text:p>
              </table:table-cell>
              <table:table-cell office:value-type="float" office:value="0.057748768478632">
                <text:p>0.0577487684786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0.0575806349515915">
                <text:p>0.0575806349515915</text:p>
              </table:table-cell>
              <table:table-cell office:value-type="float" office:value="0.0574249252676964">
                <text:p>0.0574249252676964</text:p>
              </table:table-cell>
              <table:table-cell office:value-type="float" office:value="0.0576706565916538">
                <text:p>0.0576706565916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0.057575661689043">
                <text:p>0.057575661689043</text:p>
              </table:table-cell>
              <table:table-cell office:value-type="float" office:value="0.0574294850230217">
                <text:p>0.0574294850230217</text:p>
              </table:table-cell>
              <table:table-cell office:value-type="float" office:value="0.0576601773500443">
                <text:p>0.0576601773500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0.0575594268739224">
                <text:p>0.0575594268739224</text:p>
              </table:table-cell>
              <table:table-cell office:value-type="float" office:value="0.0574247799813747">
                <text:p>0.0574247799813747</text:p>
              </table:table-cell>
              <table:table-cell office:value-type="float" office:value="0.0576748065650463">
                <text:p>0.05767480656504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0.0575427524745464">
                <text:p>0.0575427524745464</text:p>
              </table:table-cell>
              <table:table-cell office:value-type="float" office:value="0.0573953203856945">
                <text:p>0.0573953203856945</text:p>
              </table:table-cell>
              <table:table-cell office:value-type="float" office:value="0.0576603375375271">
                <text:p>0.05766033753752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0.0575246773660183">
                <text:p>0.0575246773660183</text:p>
              </table:table-cell>
              <table:table-cell office:value-type="float" office:value="0.0573856681585312">
                <text:p>0.0573856681585312</text:p>
              </table:table-cell>
              <table:table-cell office:value-type="float" office:value="0.0576923340559006">
                <text:p>0.0576923340559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0.0575296953320503">
                <text:p>0.0575296953320503</text:p>
              </table:table-cell>
              <table:table-cell office:value-type="float" office:value="0.057435903698206">
                <text:p>0.057435903698206</text:p>
              </table:table-cell>
              <table:table-cell office:value-type="float" office:value="0.057744488120079">
                <text:p>0.0577444881200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0.0575055293738842">
                <text:p>0.0575055293738842</text:p>
              </table:table-cell>
              <table:table-cell office:value-type="float" office:value="0.0573939681053162">
                <text:p>0.0573939681053162</text:p>
              </table:table-cell>
              <table:table-cell office:value-type="float" office:value="0.0577950216829777">
                <text:p>0.0577950216829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0.0575186274945736">
                <text:p>0.0575186274945736</text:p>
              </table:table-cell>
              <table:table-cell office:value-type="float" office:value="0.0574276112020016">
                <text:p>0.0574276112020016</text:p>
              </table:table-cell>
              <table:table-cell office:value-type="float" office:value="0.0578120574355125">
                <text:p>0.0578120574355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0.0575028695166111">
                <text:p>0.0575028695166111</text:p>
              </table:table-cell>
              <table:table-cell office:value-type="float" office:value="0.0574219785630703">
                <text:p>0.0574219785630703</text:p>
              </table:table-cell>
              <table:table-cell office:value-type="float" office:value="0.0578498393297195">
                <text:p>0.0578498393297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0.0574864968657494">
                <text:p>0.0574864968657494</text:p>
              </table:table-cell>
              <table:table-cell office:value-type="float" office:value="0.0573973059654236">
                <text:p>0.0573973059654236</text:p>
              </table:table-cell>
              <table:table-cell office:value-type="float" office:value="0.0578153356909752">
                <text:p>0.0578153356909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0.0574770048260689">
                <text:p>0.0574770048260689</text:p>
              </table:table-cell>
              <table:table-cell office:value-type="float" office:value="0.0574393793940544">
                <text:p>0.0574393793940544</text:p>
              </table:table-cell>
              <table:table-cell office:value-type="float" office:value="0.0579505003988743">
                <text:p>0.05795050039887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0.0574628226459026">
                <text:p>0.0574628226459026</text:p>
              </table:table-cell>
              <table:table-cell office:value-type="float" office:value="0.0574181042611599">
                <text:p>0.0574181042611599</text:p>
              </table:table-cell>
              <table:table-cell office:value-type="float" office:value="0.0579316839575768">
                <text:p>0.05793168395757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0.0574679262936115">
                <text:p>0.0574679262936115</text:p>
              </table:table-cell>
              <table:table-cell office:value-type="float" office:value="0.057464636862278">
                <text:p>0.057464636862278</text:p>
              </table:table-cell>
              <table:table-cell office:value-type="float" office:value="0.0579957515001297">
                <text:p>0.0579957515001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0.05745754763484">
                <text:p>0.05745754763484</text:p>
              </table:table-cell>
              <table:table-cell office:value-type="float" office:value="0.0575290955603123">
                <text:p>0.0575290955603123</text:p>
              </table:table-cell>
              <table:table-cell office:value-type="float" office:value="0.0582869462668896">
                <text:p>0.0582869462668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0.057466272264719">
                <text:p>0.057466272264719</text:p>
              </table:table-cell>
              <table:table-cell office:value-type="float" office:value="0.0575034730136395">
                <text:p>0.0575034730136395</text:p>
              </table:table-cell>
              <table:table-cell office:value-type="float" office:value="0.0580953732132912">
                <text:p>0.0580953732132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0.057465173304081">
                <text:p>0.057465173304081</text:p>
              </table:table-cell>
              <table:table-cell office:value-type="float" office:value="0.0575351752340794">
                <text:p>0.0575351752340794</text:p>
              </table:table-cell>
              <table:table-cell office:value-type="float" office:value="0.058243602514267">
                <text:p>0.0582436025142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0.0574525408446789">
                <text:p>0.0574525408446789</text:p>
              </table:table-cell>
              <table:table-cell office:value-type="float" office:value="0.057527594268322">
                <text:p>0.057527594268322</text:p>
              </table:table-cell>
              <table:table-cell office:value-type="float" office:value="0.0582345388829708">
                <text:p>0.0582345388829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0.057450857013464">
                <text:p>0.057450857013464</text:p>
              </table:table-cell>
              <table:table-cell office:value-type="float" office:value="0.0576028972864151">
                <text:p>0.0576028972864151</text:p>
              </table:table-cell>
              <table:table-cell office:value-type="float" office:value="0.058306846767664">
                <text:p>0.0583068467676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0.0574353747069836">
                <text:p>0.0574353747069836</text:p>
              </table:table-cell>
              <table:table-cell office:value-type="float" office:value="0.0575753226876259">
                <text:p>0.0575753226876259</text:p>
              </table:table-cell>
              <table:table-cell office:value-type="float" office:value="0.0582669749855995">
                <text:p>0.0582669749855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0.0574356205761433">
                <text:p>0.0574356205761433</text:p>
              </table:table-cell>
              <table:table-cell office:value-type="float" office:value="0.0576084703207016">
                <text:p>0.0576084703207016</text:p>
              </table:table-cell>
              <table:table-cell office:value-type="float" office:value="0.0583187118172646">
                <text:p>0.05831871181726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0.0574414394795895">
                <text:p>0.0574414394795895</text:p>
              </table:table-cell>
              <table:table-cell office:value-type="float" office:value="0.0576774030923843">
                <text:p>0.0576774030923843</text:p>
              </table:table-cell>
              <table:table-cell office:value-type="float" office:value="0.058363851159811">
                <text:p>0.058363851159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0.0574440881609917">
                <text:p>0.0574440881609917</text:p>
              </table:table-cell>
              <table:table-cell office:value-type="float" office:value="0.0577014610171318">
                <text:p>0.0577014610171318</text:p>
              </table:table-cell>
              <table:table-cell office:value-type="float" office:value="0.0585394464433193">
                <text:p>0.0585394464433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0.0574464835226536">
                <text:p>0.0574464835226536</text:p>
              </table:table-cell>
              <table:table-cell office:value-type="float" office:value="0.0577452331781387">
                <text:p>0.0577452331781387</text:p>
              </table:table-cell>
              <table:table-cell office:value-type="float" office:value="0.058539193123579">
                <text:p>0.0585391931235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0.0574419237673283">
                <text:p>0.0574419237673283</text:p>
              </table:table-cell>
              <table:table-cell office:value-type="float" office:value="0.05772540345788">
                <text:p>0.05772540345788</text:p>
              </table:table-cell>
              <table:table-cell office:value-type="float" office:value="0.0586476810276508">
                <text:p>0.05864768102765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0.0574302636086941">
                <text:p>0.0574302636086941</text:p>
              </table:table-cell>
              <table:table-cell office:value-type="float" office:value="0.0578199997544289">
                <text:p>0.0578199997544289</text:p>
              </table:table-cell>
              <table:table-cell office:value-type="float" office:value="0.0588158778846264">
                <text:p>0.0588158778846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0.0574286617338657">
                <text:p>0.0574286617338657</text:p>
              </table:table-cell>
              <table:table-cell office:value-type="float" office:value="0.0577802211046219">
                <text:p>0.0577802211046219</text:p>
              </table:table-cell>
              <table:table-cell office:value-type="float" office:value="0.0586105883121491">
                <text:p>0.05861058831214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0.057424645870924">
                <text:p>0.057424645870924</text:p>
              </table:table-cell>
              <table:table-cell office:value-type="float" office:value="0.0578538589179516">
                <text:p>0.0578538589179516</text:p>
              </table:table-cell>
              <table:table-cell office:value-type="float" office:value="0.0589007176458836">
                <text:p>0.0589007176458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0.0574219636619091">
                <text:p>0.0574219636619091</text:p>
              </table:table-cell>
              <table:table-cell office:value-type="float" office:value="0.0578725226223469">
                <text:p>0.0578725226223469</text:p>
              </table:table-cell>
              <table:table-cell office:value-type="float" office:value="0.0590704269707203">
                <text:p>0.0590704269707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0.0574281364679337">
                <text:p>0.0574281364679337</text:p>
              </table:table-cell>
              <table:table-cell office:value-type="float" office:value="0.0578629449009895">
                <text:p>0.0578629449009895</text:p>
              </table:table-cell>
              <table:table-cell office:value-type="float" office:value="0.0591071285307407">
                <text:p>0.05910712853074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0.0574250668287277">
                <text:p>0.0574250668287277</text:p>
              </table:table-cell>
              <table:table-cell office:value-type="float" office:value="0.0578669011592865">
                <text:p>0.0578669011592865</text:p>
              </table:table-cell>
              <table:table-cell office:value-type="float" office:value="0.0591299049556255">
                <text:p>0.0591299049556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0.057425744831562">
                <text:p>0.057425744831562</text:p>
              </table:table-cell>
              <table:table-cell office:value-type="float" office:value="0.0579348057508469">
                <text:p>0.0579348057508469</text:p>
              </table:table-cell>
              <table:table-cell office:value-type="float" office:value="0.059352420270443">
                <text:p>0.0593524202704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0.0574419125914574">
                <text:p>0.0574419125914574</text:p>
              </table:table-cell>
              <table:table-cell office:value-type="float" office:value="0.057944979518652">
                <text:p>0.057944979518652</text:p>
              </table:table-cell>
              <table:table-cell office:value-type="float" office:value="0.0593088231980801">
                <text:p>0.0593088231980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0.0574312955141068">
                <text:p>0.0574312955141068</text:p>
              </table:table-cell>
              <table:table-cell office:value-type="float" office:value="0.057958260178566">
                <text:p>0.057958260178566</text:p>
              </table:table-cell>
              <table:table-cell office:value-type="float" office:value="0.0593003369867802">
                <text:p>0.0593003369867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0.0574272759258747">
                <text:p>0.0574272759258747</text:p>
              </table:table-cell>
              <table:table-cell office:value-type="float" office:value="0.0580479875206947">
                <text:p>0.0580479875206947</text:p>
              </table:table-cell>
              <table:table-cell office:value-type="float" office:value="0.0595216155052185">
                <text:p>0.0595216155052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0.0574059225618839">
                <text:p>0.0574059225618839</text:p>
              </table:table-cell>
              <table:table-cell office:value-type="float" office:value="0.0579885765910149">
                <text:p>0.0579885765910149</text:p>
              </table:table-cell>
              <table:table-cell office:value-type="float" office:value="0.0593905411660671">
                <text:p>0.0593905411660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0.0573934204876423">
                <text:p>0.0573934204876423</text:p>
              </table:table-cell>
              <table:table-cell office:value-type="float" office:value="0.0579516999423504">
                <text:p>0.0579516999423504</text:p>
              </table:table-cell>
              <table:table-cell office:value-type="float" office:value="0.0594045147299767">
                <text:p>0.0594045147299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0.0573861077427864">
                <text:p>0.0573861077427864</text:p>
              </table:table-cell>
              <table:table-cell office:value-type="float" office:value="0.0580151714384556">
                <text:p>0.0580151714384556</text:p>
              </table:table-cell>
              <table:table-cell office:value-type="float" office:value="0.0594750083982945">
                <text:p>0.05947500839829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0.0573778338730335">
                <text:p>0.0573778338730335</text:p>
              </table:table-cell>
              <table:table-cell office:value-type="float" office:value="0.0580793879926205">
                <text:p>0.0580793879926205</text:p>
              </table:table-cell>
              <table:table-cell office:value-type="float" office:value="0.0597317554056644">
                <text:p>0.0597317554056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0.0573720559477806">
                <text:p>0.0573720559477806</text:p>
              </table:table-cell>
              <table:table-cell office:value-type="float" office:value="0.0580781996250153">
                <text:p>0.0580781996250153</text:p>
              </table:table-cell>
              <table:table-cell office:value-type="float" office:value="0.0595839060842991">
                <text:p>0.0595839060842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0.0573850534856319">
                <text:p>0.0573850534856319</text:p>
              </table:table-cell>
              <table:table-cell office:value-type="float" office:value="0.0581641085445881">
                <text:p>0.0581641085445881</text:p>
              </table:table-cell>
              <table:table-cell office:value-type="float" office:value="0.0598567500710487">
                <text:p>0.05985675007104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0.0573694817721844">
                <text:p>0.0573694817721844</text:p>
              </table:table-cell>
              <table:table-cell office:value-type="float" office:value="0.0581892617046833">
                <text:p>0.0581892617046833</text:p>
              </table:table-cell>
              <table:table-cell office:value-type="float" office:value="0.059937659651041">
                <text:p>0.0599376596510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0.0573657862842083">
                <text:p>0.0573657862842083</text:p>
              </table:table-cell>
              <table:table-cell office:value-type="float" office:value="0.058178037405014">
                <text:p>0.058178037405014</text:p>
              </table:table-cell>
              <table:table-cell office:value-type="float" office:value="0.0599715858697891">
                <text:p>0.0599715858697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0.0573795400559902">
                <text:p>0.0573795400559902</text:p>
              </table:table-cell>
              <table:table-cell office:value-type="float" office:value="0.0582297369837761">
                <text:p>0.0582297369837761</text:p>
              </table:table-cell>
              <table:table-cell office:value-type="float" office:value="0.0600689686834812">
                <text:p>0.0600689686834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0.0574026852846146">
                <text:p>0.0574026852846146</text:p>
              </table:table-cell>
              <table:table-cell office:value-type="float" office:value="0.0583397001028061">
                <text:p>0.0583397001028061</text:p>
              </table:table-cell>
              <table:table-cell office:value-type="float" office:value="0.0599287077784538">
                <text:p>0.05992870777845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0.0574169382452965">
                <text:p>0.0574169382452965</text:p>
              </table:table-cell>
              <table:table-cell office:value-type="float" office:value="0.0584254451096058">
                <text:p>0.0584254451096058</text:p>
              </table:table-cell>
              <table:table-cell office:value-type="float" office:value="0.0602427385747433">
                <text:p>0.06024273857474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0.0574297606945038">
                <text:p>0.0574297606945038</text:p>
              </table:table-cell>
              <table:table-cell office:value-type="float" office:value="0.0584081448614597">
                <text:p>0.0584081448614597</text:p>
              </table:table-cell>
              <table:table-cell office:value-type="float" office:value="0.060029648244381">
                <text:p>0.0600296482443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0.0574466995894909">
                <text:p>0.0574466995894909</text:p>
              </table:table-cell>
              <table:table-cell office:value-type="float" office:value="0.0582879930734634">
                <text:p>0.0582879930734634</text:p>
              </table:table-cell>
              <table:table-cell office:value-type="float" office:value="0.0600770600140095">
                <text:p>0.06007706001400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0.0574563220143318">
                <text:p>0.0574563220143318</text:p>
              </table:table-cell>
              <table:table-cell office:value-type="float" office:value="0.0584125183522701">
                <text:p>0.0584125183522701</text:p>
              </table:table-cell>
              <table:table-cell office:value-type="float" office:value="0.060071337968111">
                <text:p>0.0600713379681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0.0574609972536564">
                <text:p>0.0574609972536564</text:p>
              </table:table-cell>
              <table:table-cell office:value-type="float" office:value="0.0583496391773224">
                <text:p>0.0583496391773224</text:p>
              </table:table-cell>
              <table:table-cell office:value-type="float" office:value="0.0600330084562302">
                <text:p>0.06003300845623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0.057441271841526">
                <text:p>0.057441271841526</text:p>
              </table:table-cell>
              <table:table-cell office:value-type="float" office:value="0.0584016740322113">
                <text:p>0.0584016740322113</text:p>
              </table:table-cell>
              <table:table-cell office:value-type="float" office:value="0.0601576417684555">
                <text:p>0.0601576417684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0.0574389286339283">
                <text:p>0.0574389286339283</text:p>
              </table:table-cell>
              <table:table-cell office:value-type="float" office:value="0.0586021840572357">
                <text:p>0.0586021840572357</text:p>
              </table:table-cell>
              <table:table-cell office:value-type="float" office:value="0.0605315789580345">
                <text:p>0.06053157895803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0.0574531219899654">
                <text:p>0.0574531219899654</text:p>
              </table:table-cell>
              <table:table-cell office:value-type="float" office:value="0.058598842471838">
                <text:p>0.058598842471838</text:p>
              </table:table-cell>
              <table:table-cell office:value-type="float" office:value="0.0606212504208088">
                <text:p>0.06062125042080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0.0574625059962273">
                <text:p>0.0574625059962273</text:p>
              </table:table-cell>
              <table:table-cell office:value-type="float" office:value="0.0587295889854431">
                <text:p>0.0587295889854431</text:p>
              </table:table-cell>
              <table:table-cell office:value-type="float" office:value="0.0609221532940865">
                <text:p>0.0609221532940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0.05746890604496">
                <text:p>0.05746890604496</text:p>
              </table:table-cell>
              <table:table-cell office:value-type="float" office:value="0.0588661842048168">
                <text:p>0.0588661842048168</text:p>
              </table:table-cell>
              <table:table-cell office:value-type="float" office:value="0.0609045475721359">
                <text:p>0.0609045475721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0.0574830695986748">
                <text:p>0.0574830695986748</text:p>
              </table:table-cell>
              <table:table-cell office:value-type="float" office:value="0.0589477717876434">
                <text:p>0.0589477717876434</text:p>
              </table:table-cell>
              <table:table-cell office:value-type="float" office:value="0.0609605982899666">
                <text:p>0.06096059828996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0.0574805624783039">
                <text:p>0.0574805624783039</text:p>
              </table:table-cell>
              <table:table-cell office:value-type="float" office:value="0.0587042905390263">
                <text:p>0.0587042905390263</text:p>
              </table:table-cell>
              <table:table-cell office:value-type="float" office:value="0.0606903359293938">
                <text:p>0.06069033592939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0.0574558451771736">
                <text:p>0.0574558451771736</text:p>
              </table:table-cell>
              <table:table-cell office:value-type="float" office:value="0.0588924735784531">
                <text:p>0.0588924735784531</text:p>
              </table:table-cell>
              <table:table-cell office:value-type="float" office:value="0.0609137378633022">
                <text:p>0.0609137378633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0.057491097599268">
                <text:p>0.057491097599268</text:p>
              </table:table-cell>
              <table:table-cell office:value-type="float" office:value="0.0590366683900356">
                <text:p>0.0590366683900356</text:p>
              </table:table-cell>
              <table:table-cell office:value-type="float" office:value="0.0610451176762581">
                <text:p>0.06104511767625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0.0575197264552116">
                <text:p>0.0575197264552116</text:p>
              </table:table-cell>
              <table:table-cell office:value-type="float" office:value="0.0589810498058796">
                <text:p>0.0589810498058796</text:p>
              </table:table-cell>
              <table:table-cell office:value-type="float" office:value="0.0610580109059811">
                <text:p>0.06105801090598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0.0574968382716179">
                <text:p>0.0574968382716179</text:p>
              </table:table-cell>
              <table:table-cell office:value-type="float" office:value="0.0589527785778046">
                <text:p>0.0589527785778046</text:p>
              </table:table-cell>
              <table:table-cell office:value-type="float" office:value="0.0609950497746468">
                <text:p>0.06099504977464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">
                <text:p>10000</text:p>
              </table:table-cell>
              <table:table-cell office:value-type="float" office:value="0.0574874244630337">
                <text:p>0.0574874244630337</text:p>
              </table:table-cell>
              <table:table-cell office:value-type="float" office:value="0.0589596442878246">
                <text:p>0.0589596442878246</text:p>
              </table:table-cell>
              <table:table-cell office:value-type="float" office:value="0.0611555501818657">
                <text:p>0.0611555501818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8.2$Windows_X86_64 LibreOffice_project/f718d63693263970429a68f568db6046aaa9df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